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://images6.fanpop.com/image/photos/36900000/Vinyl-Scratch-Wallpaper-my-little-pony-friendship-is-magic-36973373-1920-1080.jpg" text:style-name="Internet_20_link" text:visited-style-name="Visited_20_Internet_20_Link">http</text:a><text:a xlink:type="simple" xlink:href="http://images6.fanpop.com/image/photos/36900000/Vinyl-Scratch-Wallpaper-my-little-pony-friendship-is-magic-36973373-1920-1080.jpg" text:style-name="Internet_20_link" text:visited-style-name="Visited_20_Internet_20_Link">://</text:a><text:a xlink:type="simple" xlink:href="http://images6.fanpop.com/image/photos/36900000/Vinyl-Scratch-Wallpaper-my-little-pony-friendship-is-magic-36973373-1920-1080.jpg" text:style-name="Internet_20_link" text:visited-style-name="Visited_20_Internet_20_Link">images</text:a><text:a xlink:type="simple" xlink:href="http://images6.fanpop.com/image/photos/36900000/Vinyl-Scratch-Wallpaper-my-little-pony-friendship-is-magic-36973373-1920-1080.jpg" text:style-name="Internet_20_link" text:visited-style-name="Visited_20_Internet_20_Link">6.</text:a><text:a xlink:type="simple" xlink:href="http://images6.fanpop.com/image/photos/36900000/Vinyl-Scratch-Wallpaper-my-little-pony-friendship-is-magic-36973373-1920-1080.jpg" text:style-name="Internet_20_link" text:visited-style-name="Visited_20_Internet_20_Link">fanpop</text:a><text:a xlink:type="simple" xlink:href="http://images6.fanpop.com/image/photos/36900000/Vinyl-Scratch-Wallpaper-my-little-pony-friendship-is-magic-36973373-1920-1080.jpg" text:style-name="Internet_20_link" text:visited-style-name="Visited_20_Internet_20_Link">.</text:a><text:a xlink:type="simple" xlink:href="http://images6.fanpop.com/image/photos/36900000/Vinyl-Scratch-Wallpaper-my-little-pony-friendship-is-magic-36973373-1920-1080.jpg" text:style-name="Internet_20_link" text:visited-style-name="Visited_20_Internet_20_Link">com</text:a><text:a xlink:type="simple" xlink:href="http://images6.fanpop.com/image/photos/36900000/Vinyl-Scratch-Wallpaper-my-little-pony-friendship-is-magic-36973373-1920-1080.jpg" text:style-name="Internet_20_link" text:visited-style-name="Visited_20_Internet_20_Link">/</text:a><text:a xlink:type="simple" xlink:href="http://images6.fanpop.com/image/photos/36900000/Vinyl-Scratch-Wallpaper-my-little-pony-friendship-is-magic-36973373-1920-1080.jpg" text:style-name="Internet_20_link" text:visited-style-name="Visited_20_Internet_20_Link">image</text:a><text:a xlink:type="simple" xlink:href="http://images6.fanpop.com/image/photos/36900000/Vinyl-Scratch-Wallpaper-my-little-pony-friendship-is-magic-36973373-1920-1080.jpg" text:style-name="Internet_20_link" text:visited-style-name="Visited_20_Internet_20_Link">/</text:a><text:a xlink:type="simple" xlink:href="http://images6.fanpop.com/image/photos/36900000/Vinyl-Scratch-Wallpaper-my-little-pony-friendship-is-magic-36973373-1920-1080.jpg" text:style-name="Internet_20_link" text:visited-style-name="Visited_20_Internet_20_Link">photos</text:a><text:a xlink:type="simple" xlink:href="http://images6.fanpop.com/image/photos/36900000/Vinyl-Scratch-Wallpaper-my-little-pony-friendship-is-magic-36973373-1920-1080.jpg" text:style-name="Internet_20_link" text:visited-style-name="Visited_20_Internet_20_Link">/36900000/</text:a><text:a xlink:type="simple" xlink:href="http://images6.fanpop.com/image/photos/36900000/Vinyl-Scratch-Wallpaper-my-little-pony-friendship-is-magic-36973373-1920-1080.jpg" text:style-name="Internet_20_link" text:visited-style-name="Visited_20_Internet_20_Link">Vinyl</text:a><text:a xlink:type="simple" xlink:href="http://images6.fanpop.com/image/photos/36900000/Vinyl-Scratch-Wallpaper-my-little-pony-friendship-is-magic-36973373-1920-1080.jpg" text:style-name="Internet_20_link" text:visited-style-name="Visited_20_Internet_20_Link">-</text:a><text:a xlink:type="simple" xlink:href="http://images6.fanpop.com/image/photos/36900000/Vinyl-Scratch-Wallpaper-my-little-pony-friendship-is-magic-36973373-1920-1080.jpg" text:style-name="Internet_20_link" text:visited-style-name="Visited_20_Internet_20_Link">Scratch</text:a><text:a xlink:type="simple" xlink:href="http://images6.fanpop.com/image/photos/36900000/Vinyl-Scratch-Wallpaper-my-little-pony-friendship-is-magic-36973373-1920-1080.jpg" text:style-name="Internet_20_link" text:visited-style-name="Visited_20_Internet_20_Link">-</text:a><text:a xlink:type="simple" xlink:href="http://images6.fanpop.com/image/photos/36900000/Vinyl-Scratch-Wallpaper-my-little-pony-friendship-is-magic-36973373-1920-1080.jpg" text:style-name="Internet_20_link" text:visited-style-name="Visited_20_Internet_20_Link">Wallpaper</text:a><text:a xlink:type="simple" xlink:href="http://images6.fanpop.com/image/photos/36900000/Vinyl-Scratch-Wallpaper-my-little-pony-friendship-is-magic-36973373-1920-1080.jpg" text:style-name="Internet_20_link" text:visited-style-name="Visited_20_Internet_20_Link">-</text:a><text:a xlink:type="simple" xlink:href="http://images6.fanpop.com/image/photos/36900000/Vinyl-Scratch-Wallpaper-my-little-pony-friendship-is-magic-36973373-1920-1080.jpg" text:style-name="Internet_20_link" text:visited-style-name="Visited_20_Internet_20_Link">my</text:a><text:a xlink:type="simple" xlink:href="http://images6.fanpop.com/image/photos/36900000/Vinyl-Scratch-Wallpaper-my-little-pony-friendship-is-magic-36973373-1920-1080.jpg" text:style-name="Internet_20_link" text:visited-style-name="Visited_20_Internet_20_Link">-</text:a><text:a xlink:type="simple" xlink:href="http://images6.fanpop.com/image/photos/36900000/Vinyl-Scratch-Wallpaper-my-little-pony-friendship-is-magic-36973373-1920-1080.jpg" text:style-name="Internet_20_link" text:visited-style-name="Visited_20_Internet_20_Link">little</text:a><text:a xlink:type="simple" xlink:href="http://images6.fanpop.com/image/photos/36900000/Vinyl-Scratch-Wallpaper-my-little-pony-friendship-is-magic-36973373-1920-1080.jpg" text:style-name="Internet_20_link" text:visited-style-name="Visited_20_Internet_20_Link">-</text:a><text:a xlink:type="simple" xlink:href="http://images6.fanpop.com/image/photos/36900000/Vinyl-Scratch-Wallpaper-my-little-pony-friendship-is-magic-36973373-1920-1080.jpg" text:style-name="Internet_20_link" text:visited-style-name="Visited_20_Internet_20_Link">pony</text:a><text:a xlink:type="simple" xlink:href="http://images6.fanpop.com/image/photos/36900000/Vinyl-Scratch-Wallpaper-my-little-pony-friendship-is-magic-36973373-1920-1080.jpg" text:style-name="Internet_20_link" text:visited-style-name="Visited_20_Internet_20_Link">-</text:a><text:a xlink:type="simple" xlink:href="http://images6.fanpop.com/image/photos/36900000/Vinyl-Scratch-Wallpaper-my-little-pony-friendship-is-magic-36973373-1920-1080.jpg" text:style-name="Internet_20_link" text:visited-style-name="Visited_20_Internet_20_Link">friendship</text:a><text:a xlink:type="simple" xlink:href="http://images6.fanpop.com/image/photos/36900000/Vinyl-Scratch-Wallpaper-my-little-pony-friendship-is-magic-36973373-1920-1080.jpg" text:style-name="Internet_20_link" text:visited-style-name="Visited_20_Internet_20_Link">-</text:a><text:a xlink:type="simple" xlink:href="http://images6.fanpop.com/image/photos/36900000/Vinyl-Scratch-Wallpaper-my-little-pony-friendship-is-magic-36973373-1920-1080.jpg" text:style-name="Internet_20_link" text:visited-style-name="Visited_20_Internet_20_Link">is</text:a><text:a xlink:type="simple" xlink:href="http://images6.fanpop.com/image/photos/36900000/Vinyl-Scratch-Wallpaper-my-little-pony-friendship-is-magic-36973373-1920-1080.jpg" text:style-name="Internet_20_link" text:visited-style-name="Visited_20_Internet_20_Link">-</text:a><text:a xlink:type="simple" xlink:href="http://images6.fanpop.com/image/photos/36900000/Vinyl-Scratch-Wallpaper-my-little-pony-friendship-is-magic-36973373-1920-1080.jpg" text:style-name="Internet_20_link" text:visited-style-name="Visited_20_Internet_20_Link">magic</text:a><text:a xlink:type="simple" xlink:href="http://images6.fanpop.com/image/photos/36900000/Vinyl-Scratch-Wallpaper-my-little-pony-friendship-is-magic-36973373-1920-1080.jpg" text:style-name="Internet_20_link" text:visited-style-name="Visited_20_Internet_20_Link">-36973373-1920-1080.</text:a><text:a xlink:type="simple" xlink:href="http://images6.fanpop.com/image/photos/36900000/Vinyl-Scratch-Wallpaper-my-little-pony-friendship-is-magic-36973373-1920-1080.jpg" text:style-name="Internet_20_link" text:visited-style-name="Visited_20_Internet_20_Link">jpg</text:a><text:span text:style-name="T3"> Obraz</text:span></text:p>
      <text:p text:style-name="P1"><text:a xlink:type="simple" xlink:href="http://www.fanpop.com/clubs/my-little-pony-friendship-is-magic/images/36973373/title/vinyl-scratch-wallpaper-wallpaper" text:style-name="Internet_20_link" text:visited-style-name="Visited_20_Internet_20_Link">http</text:a><text:a xlink:type="simple" xlink:href="http://www.fanpop.com/clubs/my-little-pony-friendship-is-magic/images/36973373/title/vinyl-scratch-wallpaper-wallpaper" text:style-name="Internet_20_link" text:visited-style-name="Visited_20_Internet_20_Link">://</text:a><text:a xlink:type="simple" xlink:href="http://www.fanpop.com/clubs/my-little-pony-friendship-is-magic/images/36973373/title/vinyl-scratch-wallpaper-wallpaper" text:style-name="Internet_20_link" text:visited-style-name="Visited_20_Internet_20_Link">www</text:a><text:a xlink:type="simple" xlink:href="http://www.fanpop.com/clubs/my-little-pony-friendship-is-magic/images/36973373/title/vinyl-scratch-wallpaper-wallpaper" text:style-name="Internet_20_link" text:visited-style-name="Visited_20_Internet_20_Link">.</text:a><text:a xlink:type="simple" xlink:href="http://www.fanpop.com/clubs/my-little-pony-friendship-is-magic/images/36973373/title/vinyl-scratch-wallpaper-wallpaper" text:style-name="Internet_20_link" text:visited-style-name="Visited_20_Internet_20_Link">fanpop</text:a><text:a xlink:type="simple" xlink:href="http://www.fanpop.com/clubs/my-little-pony-friendship-is-magic/images/36973373/title/vinyl-scratch-wallpaper-wallpaper" text:style-name="Internet_20_link" text:visited-style-name="Visited_20_Internet_20_Link">.</text:a><text:a xlink:type="simple" xlink:href="http://www.fanpop.com/clubs/my-little-pony-friendship-is-magic/images/36973373/title/vinyl-scratch-wallpaper-wallpaper" text:style-name="Internet_20_link" text:visited-style-name="Visited_20_Internet_20_Link">com</text:a><text:a xlink:type="simple" xlink:href="http://www.fanpop.com/clubs/my-little-pony-friendship-is-magic/images/36973373/title/vinyl-scratch-wallpaper-wallpaper" text:style-name="Internet_20_link" text:visited-style-name="Visited_20_Internet_20_Link">/</text:a><text:a xlink:type="simple" xlink:href="http://www.fanpop.com/clubs/my-little-pony-friendship-is-magic/images/36973373/title/vinyl-scratch-wallpaper-wallpaper" text:style-name="Internet_20_link" text:visited-style-name="Visited_20_Internet_20_Link">clubs</text:a><text:a xlink:type="simple" xlink:href="http://www.fanpop.com/clubs/my-little-pony-friendship-is-magic/images/36973373/title/vinyl-scratch-wallpaper-wallpaper" text:style-name="Internet_20_link" text:visited-style-name="Visited_20_Internet_20_Link">/</text:a><text:a xlink:type="simple" xlink:href="http://www.fanpop.com/clubs/my-little-pony-friendship-is-magic/images/36973373/title/vinyl-scratch-wallpaper-wallpaper" text:style-name="Internet_20_link" text:visited-style-name="Visited_20_Internet_20_Link">my</text:a><text:a xlink:type="simple" xlink:href="http://www.fanpop.com/clubs/my-little-pony-friendship-is-magic/images/36973373/title/vinyl-scratch-wallpaper-wallpaper" text:style-name="Internet_20_link" text:visited-style-name="Visited_20_Internet_20_Link">-</text:a><text:a xlink:type="simple" xlink:href="http://www.fanpop.com/clubs/my-little-pony-friendship-is-magic/images/36973373/title/vinyl-scratch-wallpaper-wallpaper" text:style-name="Internet_20_link" text:visited-style-name="Visited_20_Internet_20_Link">little</text:a><text:a xlink:type="simple" xlink:href="http://www.fanpop.com/clubs/my-little-pony-friendship-is-magic/images/36973373/title/vinyl-scratch-wallpaper-wallpaper" text:style-name="Internet_20_link" text:visited-style-name="Visited_20_Internet_20_Link">-</text:a><text:a xlink:type="simple" xlink:href="http://www.fanpop.com/clubs/my-little-pony-friendship-is-magic/images/36973373/title/vinyl-scratch-wallpaper-wallpaper" text:style-name="Internet_20_link" text:visited-style-name="Visited_20_Internet_20_Link">pony</text:a><text:a xlink:type="simple" xlink:href="http://www.fanpop.com/clubs/my-little-pony-friendship-is-magic/images/36973373/title/vinyl-scratch-wallpaper-wallpaper" text:style-name="Internet_20_link" text:visited-style-name="Visited_20_Internet_20_Link">-</text:a><text:a xlink:type="simple" xlink:href="http://www.fanpop.com/clubs/my-little-pony-friendship-is-magic/images/36973373/title/vinyl-scratch-wallpaper-wallpaper" text:style-name="Internet_20_link" text:visited-style-name="Visited_20_Internet_20_Link">friendship</text:a><text:a xlink:type="simple" xlink:href="http://www.fanpop.com/clubs/my-little-pony-friendship-is-magic/images/36973373/title/vinyl-scratch-wallpaper-wallpaper" text:style-name="Internet_20_link" text:visited-style-name="Visited_20_Internet_20_Link">-</text:a><text:a xlink:type="simple" xlink:href="http://www.fanpop.com/clubs/my-little-pony-friendship-is-magic/images/36973373/title/vinyl-scratch-wallpaper-wallpaper" text:style-name="Internet_20_link" text:visited-style-name="Visited_20_Internet_20_Link">is</text:a><text:a xlink:type="simple" xlink:href="http://www.fanpop.com/clubs/my-little-pony-friendship-is-magic/images/36973373/title/vinyl-scratch-wallpaper-wallpaper" text:style-name="Internet_20_link" text:visited-style-name="Visited_20_Internet_20_Link">-</text:a><text:a xlink:type="simple" xlink:href="http://www.fanpop.com/clubs/my-little-pony-friendship-is-magic/images/36973373/title/vinyl-scratch-wallpaper-wallpaper" text:style-name="Internet_20_link" text:visited-style-name="Visited_20_Internet_20_Link">magic</text:a><text:a xlink:type="simple" xlink:href="http://www.fanpop.com/clubs/my-little-pony-friendship-is-magic/images/36973373/title/vinyl-scratch-wallpaper-wallpaper" text:style-name="Internet_20_link" text:visited-style-name="Visited_20_Internet_20_Link">/</text:a><text:a xlink:type="simple" xlink:href="http://www.fanpop.com/clubs/my-little-pony-friendship-is-magic/images/36973373/title/vinyl-scratch-wallpaper-wallpaper" text:style-name="Internet_20_link" text:visited-style-name="Visited_20_Internet_20_Link">images</text:a><text:a xlink:type="simple" xlink:href="http://www.fanpop.com/clubs/my-little-pony-friendship-is-magic/images/36973373/title/vinyl-scratch-wallpaper-wallpaper" text:style-name="Internet_20_link" text:visited-style-name="Visited_20_Internet_20_Link">/36973373/</text:a><text:a xlink:type="simple" xlink:href="http://www.fanpop.com/clubs/my-little-pony-friendship-is-magic/images/36973373/title/vinyl-scratch-wallpaper-wallpaper" text:style-name="Internet_20_link" text:visited-style-name="Visited_20_Internet_20_Link">title</text:a><text:a xlink:type="simple" xlink:href="http://www.fanpop.com/clubs/my-little-pony-friendship-is-magic/images/36973373/title/vinyl-scratch-wallpaper-wallpaper" text:style-name="Internet_20_link" text:visited-style-name="Visited_20_Internet_20_Link">/</text:a><text:a xlink:type="simple" xlink:href="http://www.fanpop.com/clubs/my-little-pony-friendship-is-magic/images/36973373/title/vinyl-scratch-wallpaper-wallpaper" text:style-name="Internet_20_link" text:visited-style-name="Visited_20_Internet_20_Link">vinyl</text:a><text:a xlink:type="simple" xlink:href="http://www.fanpop.com/clubs/my-little-pony-friendship-is-magic/images/36973373/title/vinyl-scratch-wallpaper-wallpaper" text:style-name="Internet_20_link" text:visited-style-name="Visited_20_Internet_20_Link">-</text:a><text:a xlink:type="simple" xlink:href="http://www.fanpop.com/clubs/my-little-pony-friendship-is-magic/images/36973373/title/vinyl-scratch-wallpaper-wallpaper" text:style-name="Internet_20_link" text:visited-style-name="Visited_20_Internet_20_Link">scratch</text:a><text:a xlink:type="simple" xlink:href="http://www.fanpop.com/clubs/my-little-pony-friendship-is-magic/images/36973373/title/vinyl-scratch-wallpaper-wallpaper" text:style-name="Internet_20_link" text:visited-style-name="Visited_20_Internet_20_Link">-</text:a><text:a xlink:type="simple" xlink:href="http://www.fanpop.com/clubs/my-little-pony-friendship-is-magic/images/36973373/title/vinyl-scratch-wallpaper-wallpaper" text:style-name="Internet_20_link" text:visited-style-name="Visited_20_Internet_20_Link">wallpaper</text:a><text:a xlink:type="simple" xlink:href="http://www.fanpop.com/clubs/my-little-pony-friendship-is-magic/images/36973373/title/vinyl-scratch-wallpaper-wallpaper" text:style-name="Internet_20_link" text:visited-style-name="Visited_20_Internet_20_Link">-</text:a><text:a xlink:type="simple" xlink:href="http://www.fanpop.com/clubs/my-little-pony-friendship-is-magic/images/36973373/title/vinyl-scratch-wallpaper-wallpaper" text:style-name="Internet_20_link" text:visited-style-name="Visited_20_Internet_20_Link">wallpaper</text:a><text:span text:style-name="T3"> źródło</text:span></text:p>
      <text:p text:style-name="P2"/>
      <text:p text:style-name="P1"><office:annotation><dc:date>0000-00-00T00:00:00</dc:date><text:p text:style-name="P4"><text:span text:style-name="T4">Jeszcze tylko art na baner i wszystko gra</text:span></text:p></office:annotation><office:annotation><dc:date>0000-00-00T00:00:00</dc:date><text:p text:style-name="P4"><text:span text:style-name="T4">Done.</text:span></text:p></office:annotation><text:span text:style-name="T3">Witajcie w Przeglądzie Muzycznym, znów powracającym po niemałej przerwie! Tutaj Kingu, który z powodu częściowej niedyspozycji Irwina* i innych powodów technicznych stworzył wam trochę krótszą wersję PM-u.</text:span></text:p>
      <text:p text:style-name="P1"/>
      <text:p text:style-name="P1">Co się zmienia? Mianowicie muszę nauczyć się wyszukiwania wieści z muzycznego świata i śledzenia wszystkich twórców po kolei, czego do tej pory nie potrafiłem. To oznacza, że kawałków będzie mniej i będą nieco mniej zróżnicowane (znacznie mniej elektroniki), pojawi się mniej nowinek (a i tak wszystkie od Irwina). W zamian za to będziecie mogli poczytać sporo subiektywnych opinii o utworach artystów takich jak Aviators, The L-Train, Gatopaint czy Reverbrony.</text:p>
      <text:p text:style-name="P1"/>
      <text:p text:style-name="P1">Z nowinek: Druga epka „24 hours of pain” (<text:a xlink:type="simple" xlink:href="https://swaffelcore.bandcamp.com/album/24-hours-of-pain-old-into-new" text:style-name="Internet_20_link" text:visited-style-name="Visited_20_Internet_20_Link">https</text:a><text:a xlink:type="simple" xlink:href="https://swaffelcore.bandcamp.com/album/24-hours-of-pain-old-into-new" text:style-name="Internet_20_link" text:visited-style-name="Visited_20_Internet_20_Link">://</text:a><text:a xlink:type="simple" xlink:href="https://swaffelcore.bandcamp.com/album/24-hours-of-pain-old-into-new" text:style-name="Internet_20_link" text:visited-style-name="Visited_20_Internet_20_Link">swaffelcore</text:a><text:a xlink:type="simple" xlink:href="https://swaffelcore.bandcamp.com/album/24-hours-of-pain-old-into-new" text:style-name="Internet_20_link" text:visited-style-name="Visited_20_Internet_20_Link">.</text:a><text:a xlink:type="simple" xlink:href="https://swaffelcore.bandcamp.com/album/24-hours-of-pain-old-into-new" text:style-name="Internet_20_link" text:visited-style-name="Visited_20_Internet_20_Link">bandcamp</text:a><text:a xlink:type="simple" xlink:href="https://swaffelcore.bandcamp.com/album/24-hours-of-pain-old-into-new" text:style-name="Internet_20_link" text:visited-style-name="Visited_20_Internet_20_Link">.</text:a><text:a xlink:type="simple" xlink:href="https://swaffelcore.bandcamp.com/album/24-hours-of-pain-old-into-new" text:style-name="Internet_20_link" text:visited-style-name="Visited_20_Internet_20_Link">com</text:a><text:a xlink:type="simple" xlink:href="https://swaffelcore.bandcamp.com/album/24-hours-of-pain-old-into-new" text:style-name="Internet_20_link" text:visited-style-name="Visited_20_Internet_20_Link">/</text:a><text:a xlink:type="simple" xlink:href="https://swaffelcore.bandcamp.com/album/24-hours-of-pain-old-into-new" text:style-name="Internet_20_link" text:visited-style-name="Visited_20_Internet_20_Link">album</text:a><text:a xlink:type="simple" xlink:href="https://swaffelcore.bandcamp.com/album/24-hours-of-pain-old-into-new" text:style-name="Internet_20_link" text:visited-style-name="Visited_20_Internet_20_Link">/24-</text:a><text:a xlink:type="simple" xlink:href="https://swaffelcore.bandcamp.com/album/24-hours-of-pain-old-into-new" text:style-name="Internet_20_link" text:visited-style-name="Visited_20_Internet_20_Link">hours</text:a><text:a xlink:type="simple" xlink:href="https://swaffelcore.bandcamp.com/album/24-hours-of-pain-old-into-new" text:style-name="Internet_20_link" text:visited-style-name="Visited_20_Internet_20_Link">-</text:a><text:a xlink:type="simple" xlink:href="https://swaffelcore.bandcamp.com/album/24-hours-of-pain-old-into-new" text:style-name="Internet_20_link" text:visited-style-name="Visited_20_Internet_20_Link">of</text:a><text:a xlink:type="simple" xlink:href="https://swaffelcore.bandcamp.com/album/24-hours-of-pain-old-into-new" text:style-name="Internet_20_link" text:visited-style-name="Visited_20_Internet_20_Link">-</text:a><text:a xlink:type="simple" xlink:href="https://swaffelcore.bandcamp.com/album/24-hours-of-pain-old-into-new" text:style-name="Internet_20_link" text:visited-style-name="Visited_20_Internet_20_Link">pain</text:a><text:a xlink:type="simple" xlink:href="https://swaffelcore.bandcamp.com/album/24-hours-of-pain-old-into-new" text:style-name="Internet_20_link" text:visited-style-name="Visited_20_Internet_20_Link">-</text:a><text:a xlink:type="simple" xlink:href="https://swaffelcore.bandcamp.com/album/24-hours-of-pain-old-into-new" text:style-name="Internet_20_link" text:visited-style-name="Visited_20_Internet_20_Link">old</text:a><text:a xlink:type="simple" xlink:href="https://swaffelcore.bandcamp.com/album/24-hours-of-pain-old-into-new" text:style-name="Internet_20_link" text:visited-style-name="Visited_20_Internet_20_Link">-</text:a><text:a xlink:type="simple" xlink:href="https://swaffelcore.bandcamp.com/album/24-hours-of-pain-old-into-new" text:style-name="Internet_20_link" text:visited-style-name="Visited_20_Internet_20_Link">into</text:a><text:a xlink:type="simple" xlink:href="https://swaffelcore.bandcamp.com/album/24-hours-of-pain-old-into-new" text:style-name="Internet_20_link" text:visited-style-name="Visited_20_Internet_20_Link">-</text:a><text:a xlink:type="simple" xlink:href="https://swaffelcore.bandcamp.com/album/24-hours-of-pain-old-into-new" text:style-name="Internet_20_link" text:visited-style-name="Visited_20_Internet_20_Link">new</text:a>), zbliżający się BABScon z możliwymi występami live (o jednym wspominam potem), zamknięcie kanału TheGrassSaysMoo (tak, to ten raper z poprzedniego przeglądu). No i to w sumie tyle. Zapraszam do części głównej!</text:p>
      <text:p text:style-name="P1"/>
      <text:p text:style-name="P1">1. Aviators &amp; Gatopaint – The Surface </text:p>
      <text:p text:style-name="P1"><text:a xlink:type="simple" xlink:href="https://www.youtube.com/watch?v=eMZYlWF1Mb8" text:style-name="Internet_20_link" text:visited-style-name="Visited_20_Internet_20_Link">https</text:a><text:a xlink:type="simple" xlink:href="https://www.youtube.com/watch?v=eMZYlWF1Mb8" text:style-name="Internet_20_link" text:visited-style-name="Visited_20_Internet_20_Link">://</text:a><text:a xlink:type="simple" xlink:href="https://www.youtube.com/watch?v=eMZYlWF1Mb8" text:style-name="Internet_20_link" text:visited-style-name="Visited_20_Internet_20_Link">www</text:a><text:a xlink:type="simple" xlink:href="https://www.youtube.com/watch?v=eMZYlWF1Mb8" text:style-name="Internet_20_link" text:visited-style-name="Visited_20_Internet_20_Link">.</text:a><text:a xlink:type="simple" xlink:href="https://www.youtube.com/watch?v=eMZYlWF1Mb8" text:style-name="Internet_20_link" text:visited-style-name="Visited_20_Internet_20_Link">youtube</text:a><text:a xlink:type="simple" xlink:href="https://www.youtube.com/watch?v=eMZYlWF1Mb8" text:style-name="Internet_20_link" text:visited-style-name="Visited_20_Internet_20_Link">.</text:a><text:a xlink:type="simple" xlink:href="https://www.youtube.com/watch?v=eMZYlWF1Mb8" text:style-name="Internet_20_link" text:visited-style-name="Visited_20_Internet_20_Link">com</text:a><text:a xlink:type="simple" xlink:href="https://www.youtube.com/watch?v=eMZYlWF1Mb8" text:style-name="Internet_20_link" text:visited-style-name="Visited_20_Internet_20_Link">/</text:a><text:a xlink:type="simple" xlink:href="https://www.youtube.com/watch?v=eMZYlWF1Mb8" text:style-name="Internet_20_link" text:visited-style-name="Visited_20_Internet_20_Link">watch</text:a><text:a xlink:type="simple" xlink:href="https://www.youtube.com/watch?v=eMZYlWF1Mb8" text:style-name="Internet_20_link" text:visited-style-name="Visited_20_Internet_20_Link">?</text:a><text:a xlink:type="simple" xlink:href="https://www.youtube.com/watch?v=eMZYlWF1Mb8" text:style-name="Internet_20_link" text:visited-style-name="Visited_20_Internet_20_Link">v</text:a><text:a xlink:type="simple" xlink:href="https://www.youtube.com/watch?v=eMZYlWF1Mb8" text:style-name="Internet_20_link" text:visited-style-name="Visited_20_Internet_20_Link">=</text:a><text:a xlink:type="simple" xlink:href="https://www.youtube.com/watch?v=eMZYlWF1Mb8" text:style-name="Internet_20_link" text:visited-style-name="Visited_20_Internet_20_Link">eMZYlWF</text:a><text:a xlink:type="simple" xlink:href="https://www.youtube.com/watch?v=eMZYlWF1Mb8" text:style-name="Internet_20_link" text:visited-style-name="Visited_20_Internet_20_Link">1</text:a><text:a xlink:type="simple" xlink:href="https://www.youtube.com/watch?v=eMZYlWF1Mb8" text:style-name="Internet_20_link" text:visited-style-name="Visited_20_Internet_20_Link">Mb</text:a><text:a xlink:type="simple" xlink:href="https://www.youtube.com/watch?v=eMZYlWF1Mb8" text:style-name="Internet_20_link" text:visited-style-name="Visited_20_Internet_20_Link">8</text:a> </text:p>
      <text:p text:style-name="P1">[Rock]</text:p>
      <text:p text:style-name="P1">Na początek rozgrzewka w postaci duetu Aviatorsów i Gatopainta, którzy połączyli swe siły, by stworzyć dość mocny kawałek o Discordzie. Wyjątkowo pojawiło się parę przekleństw, których wprawdzie można było uniknąć, ale z drugiej strony nie brzmią też fatalnie.</text:p>
      <text:p text:style-name="P1"/>
      <text:p text:style-name="P1">2. Wasteland Wailers – Fly like you</text:p>
      <text:p text:style-name="P1"><text:a xlink:type="simple" xlink:href="https://www.youtube.com/watch?v=xO6f2ykW84A" text:style-name="Internet_20_link" text:visited-style-name="Visited_20_Internet_20_Link">https</text:a><text:a xlink:type="simple" xlink:href="https://www.youtube.com/watch?v=xO6f2ykW84A" text:style-name="Internet_20_link" text:visited-style-name="Visited_20_Internet_20_Link">://</text:a><text:a xlink:type="simple" xlink:href="https://www.youtube.com/watch?v=xO6f2ykW84A" text:style-name="Internet_20_link" text:visited-style-name="Visited_20_Internet_20_Link">www</text:a><text:a xlink:type="simple" xlink:href="https://www.youtube.com/watch?v=xO6f2ykW84A" text:style-name="Internet_20_link" text:visited-style-name="Visited_20_Internet_20_Link">.</text:a><text:a xlink:type="simple" xlink:href="https://www.youtube.com/watch?v=xO6f2ykW84A" text:style-name="Internet_20_link" text:visited-style-name="Visited_20_Internet_20_Link">youtube</text:a><text:a xlink:type="simple" xlink:href="https://www.youtube.com/watch?v=xO6f2ykW84A" text:style-name="Internet_20_link" text:visited-style-name="Visited_20_Internet_20_Link">.</text:a><text:a xlink:type="simple" xlink:href="https://www.youtube.com/watch?v=xO6f2ykW84A" text:style-name="Internet_20_link" text:visited-style-name="Visited_20_Internet_20_Link">com</text:a><text:a xlink:type="simple" xlink:href="https://www.youtube.com/watch?v=xO6f2ykW84A" text:style-name="Internet_20_link" text:visited-style-name="Visited_20_Internet_20_Link">/</text:a><text:a xlink:type="simple" xlink:href="https://www.youtube.com/watch?v=xO6f2ykW84A" text:style-name="Internet_20_link" text:visited-style-name="Visited_20_Internet_20_Link">watch</text:a><text:a xlink:type="simple" xlink:href="https://www.youtube.com/watch?v=xO6f2ykW84A" text:style-name="Internet_20_link" text:visited-style-name="Visited_20_Internet_20_Link">?</text:a><text:a xlink:type="simple" xlink:href="https://www.youtube.com/watch?v=xO6f2ykW84A" text:style-name="Internet_20_link" text:visited-style-name="Visited_20_Internet_20_Link">v</text:a><text:a xlink:type="simple" xlink:href="https://www.youtube.com/watch?v=xO6f2ykW84A" text:style-name="Internet_20_link" text:visited-style-name="Visited_20_Internet_20_Link">=</text:a><text:a xlink:type="simple" xlink:href="https://www.youtube.com/watch?v=xO6f2ykW84A" text:style-name="Internet_20_link" text:visited-style-name="Visited_20_Internet_20_Link">xO</text:a><text:a xlink:type="simple" xlink:href="https://www.youtube.com/watch?v=xO6f2ykW84A" text:style-name="Internet_20_link" text:visited-style-name="Visited_20_Internet_20_Link">6</text:a><text:a xlink:type="simple" xlink:href="https://www.youtube.com/watch?v=xO6f2ykW84A" text:style-name="Internet_20_link" text:visited-style-name="Visited_20_Internet_20_Link">f</text:a><text:a xlink:type="simple" xlink:href="https://www.youtube.com/watch?v=xO6f2ykW84A" text:style-name="Internet_20_link" text:visited-style-name="Visited_20_Internet_20_Link">2</text:a><text:a xlink:type="simple" xlink:href="https://www.youtube.com/watch?v=xO6f2ykW84A" text:style-name="Internet_20_link" text:visited-style-name="Visited_20_Internet_20_Link">ykW</text:a><text:a xlink:type="simple" xlink:href="https://www.youtube.com/watch?v=xO6f2ykW84A" text:style-name="Internet_20_link" text:visited-style-name="Visited_20_Internet_20_Link">84</text:a><text:a xlink:type="simple" xlink:href="https://www.youtube.com/watch?v=xO6f2ykW84A" text:style-name="Internet_20_link" text:visited-style-name="Visited_20_Internet_20_Link">A</text:a> </text:p>
      <text:p text:style-name="P1">[Jazz]</text:p>
      <text:p text:style-name="P1">Niestabilność tej piosenki powoduje u mnie zakłócenia Mocy. Mimo to stylizowana, jazzowa kompozycja wywołuje sporo pozytywnych emocji. Jest skocznie i energicznie, a dodatkowo historia (przypadkowo?) komponuje się z realiami „Fallout Equestria”. Polecam.</text:p>
      <text:p text:style-name="P1"/>
      <text:p text:style-name="P1">3. Reverbrony – War Horse</text:p>
      <text:p text:style-name="P1"><text:a xlink:type="simple" xlink:href="https://www.youtube.com/watch?v=2L3jXPRmHe0" text:style-name="Internet_20_link" text:visited-style-name="Visited_20_Internet_20_Link">https</text:a><text:a xlink:type="simple" xlink:href="https://www.youtube.com/watch?v=2L3jXPRmHe0" text:style-name="Internet_20_link" text:visited-style-name="Visited_20_Internet_20_Link">://</text:a><text:a xlink:type="simple" xlink:href="https://www.youtube.com/watch?v=2L3jXPRmHe0" text:style-name="Internet_20_link" text:visited-style-name="Visited_20_Internet_20_Link">www</text:a><text:a xlink:type="simple" xlink:href="https://www.youtube.com/watch?v=2L3jXPRmHe0" text:style-name="Internet_20_link" text:visited-style-name="Visited_20_Internet_20_Link">.</text:a><text:a xlink:type="simple" xlink:href="https://www.youtube.com/watch?v=2L3jXPRmHe0" text:style-name="Internet_20_link" text:visited-style-name="Visited_20_Internet_20_Link">youtube</text:a><text:a xlink:type="simple" xlink:href="https://www.youtube.com/watch?v=2L3jXPRmHe0" text:style-name="Internet_20_link" text:visited-style-name="Visited_20_Internet_20_Link">.</text:a><text:a xlink:type="simple" xlink:href="https://www.youtube.com/watch?v=2L3jXPRmHe0" text:style-name="Internet_20_link" text:visited-style-name="Visited_20_Internet_20_Link">com</text:a><text:a xlink:type="simple" xlink:href="https://www.youtube.com/watch?v=2L3jXPRmHe0" text:style-name="Internet_20_link" text:visited-style-name="Visited_20_Internet_20_Link">/</text:a><text:a xlink:type="simple" xlink:href="https://www.youtube.com/watch?v=2L3jXPRmHe0" text:style-name="Internet_20_link" text:visited-style-name="Visited_20_Internet_20_Link">watch</text:a><text:a xlink:type="simple" xlink:href="https://www.youtube.com/watch?v=2L3jXPRmHe0" text:style-name="Internet_20_link" text:visited-style-name="Visited_20_Internet_20_Link">?</text:a><text:a xlink:type="simple" xlink:href="https://www.youtube.com/watch?v=2L3jXPRmHe0" text:style-name="Internet_20_link" text:visited-style-name="Visited_20_Internet_20_Link">v</text:a><text:a xlink:type="simple" xlink:href="https://www.youtube.com/watch?v=2L3jXPRmHe0" text:style-name="Internet_20_link" text:visited-style-name="Visited_20_Internet_20_Link">=2</text:a><text:a xlink:type="simple" xlink:href="https://www.youtube.com/watch?v=2L3jXPRmHe0" text:style-name="Internet_20_link" text:visited-style-name="Visited_20_Internet_20_Link">L</text:a><text:a xlink:type="simple" xlink:href="https://www.youtube.com/watch?v=2L3jXPRmHe0" text:style-name="Internet_20_link" text:visited-style-name="Visited_20_Internet_20_Link">3</text:a><text:a xlink:type="simple" xlink:href="https://www.youtube.com/watch?v=2L3jXPRmHe0" text:style-name="Internet_20_link" text:visited-style-name="Visited_20_Internet_20_Link">jXPRmHe</text:a><text:a xlink:type="simple" xlink:href="https://www.youtube.com/watch?v=2L3jXPRmHe0" text:style-name="Internet_20_link" text:visited-style-name="Visited_20_Internet_20_Link">0</text:a> </text:p>
      <text:p text:style-name="P1">[Heavy orchestral]</text:p>
      <text:p text:style-name="P1">Śmieszna sprawa – początkowo dzieło to nie było właściwie związane w żadnej sposób z MLP. Potem jednak autor postanowił podczepić je pod swój kucykowy i tak oto miałem okazję poznać jeden z subiektywnie najlepszych utworów orkiestralnych z fandomu Bronies. Gorąco polecam i zapraszam do przesłuchania.</text:p>
      <text:p text:style-name="P1"/>
      <text:p text:style-name="P1">4. Nicolas Dominique – That Sky at Night</text:p>
      <text:p text:style-name="P1"><text:soft-page-break/><text:a xlink:type="simple" xlink:href="https://www.youtube.com/watch?v=xKRA7_RcfRU" text:style-name="Internet_20_link" text:visited-style-name="Visited_20_Internet_20_Link">https</text:a><text:a xlink:type="simple" xlink:href="https://www.youtube.com/watch?v=xKRA7_RcfRU" text:style-name="Internet_20_link" text:visited-style-name="Visited_20_Internet_20_Link">://</text:a><text:a xlink:type="simple" xlink:href="https://www.youtube.com/watch?v=xKRA7_RcfRU" text:style-name="Internet_20_link" text:visited-style-name="Visited_20_Internet_20_Link">www</text:a><text:a xlink:type="simple" xlink:href="https://www.youtube.com/watch?v=xKRA7_RcfRU" text:style-name="Internet_20_link" text:visited-style-name="Visited_20_Internet_20_Link">.</text:a><text:a xlink:type="simple" xlink:href="https://www.youtube.com/watch?v=xKRA7_RcfRU" text:style-name="Internet_20_link" text:visited-style-name="Visited_20_Internet_20_Link">youtube</text:a><text:a xlink:type="simple" xlink:href="https://www.youtube.com/watch?v=xKRA7_RcfRU" text:style-name="Internet_20_link" text:visited-style-name="Visited_20_Internet_20_Link">.</text:a><text:a xlink:type="simple" xlink:href="https://www.youtube.com/watch?v=xKRA7_RcfRU" text:style-name="Internet_20_link" text:visited-style-name="Visited_20_Internet_20_Link">com</text:a><text:a xlink:type="simple" xlink:href="https://www.youtube.com/watch?v=xKRA7_RcfRU" text:style-name="Internet_20_link" text:visited-style-name="Visited_20_Internet_20_Link">/</text:a><text:a xlink:type="simple" xlink:href="https://www.youtube.com/watch?v=xKRA7_RcfRU" text:style-name="Internet_20_link" text:visited-style-name="Visited_20_Internet_20_Link">watch</text:a><text:a xlink:type="simple" xlink:href="https://www.youtube.com/watch?v=xKRA7_RcfRU" text:style-name="Internet_20_link" text:visited-style-name="Visited_20_Internet_20_Link">?</text:a><text:a xlink:type="simple" xlink:href="https://www.youtube.com/watch?v=xKRA7_RcfRU" text:style-name="Internet_20_link" text:visited-style-name="Visited_20_Internet_20_Link">v</text:a><text:a xlink:type="simple" xlink:href="https://www.youtube.com/watch?v=xKRA7_RcfRU" text:style-name="Internet_20_link" text:visited-style-name="Visited_20_Internet_20_Link">=</text:a><text:a xlink:type="simple" xlink:href="https://www.youtube.com/watch?v=xKRA7_RcfRU" text:style-name="Internet_20_link" text:visited-style-name="Visited_20_Internet_20_Link">xKRA</text:a><text:a xlink:type="simple" xlink:href="https://www.youtube.com/watch?v=xKRA7_RcfRU" text:style-name="Internet_20_link" text:visited-style-name="Visited_20_Internet_20_Link">7_</text:a><text:a xlink:type="simple" xlink:href="https://www.youtube.com/watch?v=xKRA7_RcfRU" text:style-name="Internet_20_link" text:visited-style-name="Visited_20_Internet_20_Link">RcfRU</text:a> </text:p>
      <text:p text:style-name="P1">[Ambient] [Electro]</text:p>
      <text:p text:style-name="P1">Standardowa dawka polskości na łamach GAZETKI (spiórdalaj – przyp. Gandzia) zajmującej się kucykowymi różnościami pojawić się musi. Miły dla ucha ambient do posłuchania do poduszki.</text:p>
      <text:p text:style-name="P1"/>
      <text:p text:style-name="P1">5. The L-Train – The Rescue (CxDr Cover)</text:p>
      <text:p text:style-name="P1"><text:a xlink:type="simple" xlink:href="https://www.youtube.com/watch?v=VfPYIb_6byQ" text:style-name="Internet_20_link" text:visited-style-name="Visited_20_Internet_20_Link">https</text:a><text:a xlink:type="simple" xlink:href="https://www.youtube.com/watch?v=VfPYIb_6byQ" text:style-name="Internet_20_link" text:visited-style-name="Visited_20_Internet_20_Link">://</text:a><text:a xlink:type="simple" xlink:href="https://www.youtube.com/watch?v=VfPYIb_6byQ" text:style-name="Internet_20_link" text:visited-style-name="Visited_20_Internet_20_Link">www</text:a><text:a xlink:type="simple" xlink:href="https://www.youtube.com/watch?v=VfPYIb_6byQ" text:style-name="Internet_20_link" text:visited-style-name="Visited_20_Internet_20_Link">.</text:a><text:a xlink:type="simple" xlink:href="https://www.youtube.com/watch?v=VfPYIb_6byQ" text:style-name="Internet_20_link" text:visited-style-name="Visited_20_Internet_20_Link">youtube</text:a><text:a xlink:type="simple" xlink:href="https://www.youtube.com/watch?v=VfPYIb_6byQ" text:style-name="Internet_20_link" text:visited-style-name="Visited_20_Internet_20_Link">.</text:a><text:a xlink:type="simple" xlink:href="https://www.youtube.com/watch?v=VfPYIb_6byQ" text:style-name="Internet_20_link" text:visited-style-name="Visited_20_Internet_20_Link">com</text:a><text:a xlink:type="simple" xlink:href="https://www.youtube.com/watch?v=VfPYIb_6byQ" text:style-name="Internet_20_link" text:visited-style-name="Visited_20_Internet_20_Link">/</text:a><text:a xlink:type="simple" xlink:href="https://www.youtube.com/watch?v=VfPYIb_6byQ" text:style-name="Internet_20_link" text:visited-style-name="Visited_20_Internet_20_Link">watch</text:a><text:a xlink:type="simple" xlink:href="https://www.youtube.com/watch?v=VfPYIb_6byQ" text:style-name="Internet_20_link" text:visited-style-name="Visited_20_Internet_20_Link">?</text:a><text:a xlink:type="simple" xlink:href="https://www.youtube.com/watch?v=VfPYIb_6byQ" text:style-name="Internet_20_link" text:visited-style-name="Visited_20_Internet_20_Link">v</text:a><text:a xlink:type="simple" xlink:href="https://www.youtube.com/watch?v=VfPYIb_6byQ" text:style-name="Internet_20_link" text:visited-style-name="Visited_20_Internet_20_Link">=</text:a><text:a xlink:type="simple" xlink:href="https://www.youtube.com/watch?v=VfPYIb_6byQ" text:style-name="Internet_20_link" text:visited-style-name="Visited_20_Internet_20_Link">VfPYIb</text:a><text:a xlink:type="simple" xlink:href="https://www.youtube.com/watch?v=VfPYIb_6byQ" text:style-name="Internet_20_link" text:visited-style-name="Visited_20_Internet_20_Link">_6</text:a><text:a xlink:type="simple" xlink:href="https://www.youtube.com/watch?v=VfPYIb_6byQ" text:style-name="Internet_20_link" text:visited-style-name="Visited_20_Internet_20_Link">byQ</text:a> </text:p>
      <text:p text:style-name="P1">[Metal]</text:p>
      <text:p text:style-name="P1">Przyjemny cover w charakterystycznym stylu. A dodatkowo art rodzimego artysty. Polecam!</text:p>
      <text:p text:style-name="P1"/>
      <text:p text:style-name="P1">6. TAPS feat. Bob E-Quine – Poison Joke</text:p>
      <text:p text:style-name="P1"><text:a xlink:type="simple" xlink:href="https://www.youtube.com/watch?v=TV7lBRF7-A8" text:style-name="Internet_20_link" text:visited-style-name="Visited_20_Internet_20_Link">https</text:a><text:a xlink:type="simple" xlink:href="https://www.youtube.com/watch?v=TV7lBRF7-A8" text:style-name="Internet_20_link" text:visited-style-name="Visited_20_Internet_20_Link">://</text:a><text:a xlink:type="simple" xlink:href="https://www.youtube.com/watch?v=TV7lBRF7-A8" text:style-name="Internet_20_link" text:visited-style-name="Visited_20_Internet_20_Link">www</text:a><text:a xlink:type="simple" xlink:href="https://www.youtube.com/watch?v=TV7lBRF7-A8" text:style-name="Internet_20_link" text:visited-style-name="Visited_20_Internet_20_Link">.</text:a><text:a xlink:type="simple" xlink:href="https://www.youtube.com/watch?v=TV7lBRF7-A8" text:style-name="Internet_20_link" text:visited-style-name="Visited_20_Internet_20_Link">youtube</text:a><text:a xlink:type="simple" xlink:href="https://www.youtube.com/watch?v=TV7lBRF7-A8" text:style-name="Internet_20_link" text:visited-style-name="Visited_20_Internet_20_Link">.</text:a><text:a xlink:type="simple" xlink:href="https://www.youtube.com/watch?v=TV7lBRF7-A8" text:style-name="Internet_20_link" text:visited-style-name="Visited_20_Internet_20_Link">com</text:a><text:a xlink:type="simple" xlink:href="https://www.youtube.com/watch?v=TV7lBRF7-A8" text:style-name="Internet_20_link" text:visited-style-name="Visited_20_Internet_20_Link">/</text:a><text:a xlink:type="simple" xlink:href="https://www.youtube.com/watch?v=TV7lBRF7-A8" text:style-name="Internet_20_link" text:visited-style-name="Visited_20_Internet_20_Link">watch</text:a><text:a xlink:type="simple" xlink:href="https://www.youtube.com/watch?v=TV7lBRF7-A8" text:style-name="Internet_20_link" text:visited-style-name="Visited_20_Internet_20_Link">?</text:a><text:a xlink:type="simple" xlink:href="https://www.youtube.com/watch?v=TV7lBRF7-A8" text:style-name="Internet_20_link" text:visited-style-name="Visited_20_Internet_20_Link">v</text:a><text:a xlink:type="simple" xlink:href="https://www.youtube.com/watch?v=TV7lBRF7-A8" text:style-name="Internet_20_link" text:visited-style-name="Visited_20_Internet_20_Link">=</text:a><text:a xlink:type="simple" xlink:href="https://www.youtube.com/watch?v=TV7lBRF7-A8" text:style-name="Internet_20_link" text:visited-style-name="Visited_20_Internet_20_Link">TV</text:a><text:a xlink:type="simple" xlink:href="https://www.youtube.com/watch?v=TV7lBRF7-A8" text:style-name="Internet_20_link" text:visited-style-name="Visited_20_Internet_20_Link">7</text:a><text:a xlink:type="simple" xlink:href="https://www.youtube.com/watch?v=TV7lBRF7-A8" text:style-name="Internet_20_link" text:visited-style-name="Visited_20_Internet_20_Link">lBRF</text:a><text:a xlink:type="simple" xlink:href="https://www.youtube.com/watch?v=TV7lBRF7-A8" text:style-name="Internet_20_link" text:visited-style-name="Visited_20_Internet_20_Link">7-</text:a><text:a xlink:type="simple" xlink:href="https://www.youtube.com/watch?v=TV7lBRF7-A8" text:style-name="Internet_20_link" text:visited-style-name="Visited_20_Internet_20_Link">A</text:a><text:a xlink:type="simple" xlink:href="https://www.youtube.com/watch?v=TV7lBRF7-A8" text:style-name="Internet_20_link" text:visited-style-name="Visited_20_Internet_20_Link">8</text:a> </text:p>
      <text:p text:style-name="P1">[Reggae] [Trap]</text:p>
      <text:p text:style-name="P1">Z tego, co zdołałem zauważyć, TAPS wyrobił w sobie pewną losowość w tworzeniu. Przy collabie z Bobem wyszło to nawet znośnie. Niewymagający tekst, ciekawa koncepcja… A zresztą polecam przesłuchać samemu.</text:p>
      <text:p text:style-name="P1"/>
      <text:p text:style-name="P1">7. YourEnigma – Uptown Funk (Mark Ronson remix)</text:p>
      <text:p text:style-name="P1"><text:a xlink:type="simple" xlink:href="https://www.youtube.com/watch?v=ISNEVd4UCFA" text:style-name="Internet_20_link" text:visited-style-name="Visited_20_Internet_20_Link">https</text:a><text:a xlink:type="simple" xlink:href="https://www.youtube.com/watch?v=ISNEVd4UCFA" text:style-name="Internet_20_link" text:visited-style-name="Visited_20_Internet_20_Link">://</text:a><text:a xlink:type="simple" xlink:href="https://www.youtube.com/watch?v=ISNEVd4UCFA" text:style-name="Internet_20_link" text:visited-style-name="Visited_20_Internet_20_Link">www</text:a><text:a xlink:type="simple" xlink:href="https://www.youtube.com/watch?v=ISNEVd4UCFA" text:style-name="Internet_20_link" text:visited-style-name="Visited_20_Internet_20_Link">.</text:a><text:a xlink:type="simple" xlink:href="https://www.youtube.com/watch?v=ISNEVd4UCFA" text:style-name="Internet_20_link" text:visited-style-name="Visited_20_Internet_20_Link">youtube</text:a><text:a xlink:type="simple" xlink:href="https://www.youtube.com/watch?v=ISNEVd4UCFA" text:style-name="Internet_20_link" text:visited-style-name="Visited_20_Internet_20_Link">.</text:a><text:a xlink:type="simple" xlink:href="https://www.youtube.com/watch?v=ISNEVd4UCFA" text:style-name="Internet_20_link" text:visited-style-name="Visited_20_Internet_20_Link">com</text:a><text:a xlink:type="simple" xlink:href="https://www.youtube.com/watch?v=ISNEVd4UCFA" text:style-name="Internet_20_link" text:visited-style-name="Visited_20_Internet_20_Link">/</text:a><text:a xlink:type="simple" xlink:href="https://www.youtube.com/watch?v=ISNEVd4UCFA" text:style-name="Internet_20_link" text:visited-style-name="Visited_20_Internet_20_Link">watch</text:a><text:a xlink:type="simple" xlink:href="https://www.youtube.com/watch?v=ISNEVd4UCFA" text:style-name="Internet_20_link" text:visited-style-name="Visited_20_Internet_20_Link">?</text:a><text:a xlink:type="simple" xlink:href="https://www.youtube.com/watch?v=ISNEVd4UCFA" text:style-name="Internet_20_link" text:visited-style-name="Visited_20_Internet_20_Link">v</text:a><text:a xlink:type="simple" xlink:href="https://www.youtube.com/watch?v=ISNEVd4UCFA" text:style-name="Internet_20_link" text:visited-style-name="Visited_20_Internet_20_Link">=</text:a><text:a xlink:type="simple" xlink:href="https://www.youtube.com/watch?v=ISNEVd4UCFA" text:style-name="Internet_20_link" text:visited-style-name="Visited_20_Internet_20_Link">ISNEVd</text:a><text:a xlink:type="simple" xlink:href="https://www.youtube.com/watch?v=ISNEVd4UCFA" text:style-name="Internet_20_link" text:visited-style-name="Visited_20_Internet_20_Link">4</text:a><text:a xlink:type="simple" xlink:href="https://www.youtube.com/watch?v=ISNEVd4UCFA" text:style-name="Internet_20_link" text:visited-style-name="Visited_20_Internet_20_Link">UCFA</text:a> </text:p>
      <text:p text:style-name="P1">[Funk]</text:p>
      <text:p text:style-name="P1">Drugi cover (niekucykowego utworu!) w naszym zestawie prezentuje się skocznie i przyjemnie. Polecam.</text:p>
      <text:p text:style-name="P1"/>
      <text:p text:style-name="P1">8. Sprocket feat. YourEnigma – The Hiatus</text:p>
      <text:p text:style-name="P1"><text:a xlink:type="simple" xlink:href="https://www.youtube.com/watch?v=SMnTf8n2QYQ" text:style-name="Internet_20_link" text:visited-style-name="Visited_20_Internet_20_Link">https</text:a><text:a xlink:type="simple" xlink:href="https://www.youtube.com/watch?v=SMnTf8n2QYQ" text:style-name="Internet_20_link" text:visited-style-name="Visited_20_Internet_20_Link">://</text:a><text:a xlink:type="simple" xlink:href="https://www.youtube.com/watch?v=SMnTf8n2QYQ" text:style-name="Internet_20_link" text:visited-style-name="Visited_20_Internet_20_Link">www</text:a><text:a xlink:type="simple" xlink:href="https://www.youtube.com/watch?v=SMnTf8n2QYQ" text:style-name="Internet_20_link" text:visited-style-name="Visited_20_Internet_20_Link">.</text:a><text:a xlink:type="simple" xlink:href="https://www.youtube.com/watch?v=SMnTf8n2QYQ" text:style-name="Internet_20_link" text:visited-style-name="Visited_20_Internet_20_Link">youtube</text:a><text:a xlink:type="simple" xlink:href="https://www.youtube.com/watch?v=SMnTf8n2QYQ" text:style-name="Internet_20_link" text:visited-style-name="Visited_20_Internet_20_Link">.</text:a><text:a xlink:type="simple" xlink:href="https://www.youtube.com/watch?v=SMnTf8n2QYQ" text:style-name="Internet_20_link" text:visited-style-name="Visited_20_Internet_20_Link">com</text:a><text:a xlink:type="simple" xlink:href="https://www.youtube.com/watch?v=SMnTf8n2QYQ" text:style-name="Internet_20_link" text:visited-style-name="Visited_20_Internet_20_Link">/</text:a><text:a xlink:type="simple" xlink:href="https://www.youtube.com/watch?v=SMnTf8n2QYQ" text:style-name="Internet_20_link" text:visited-style-name="Visited_20_Internet_20_Link">watch</text:a><text:a xlink:type="simple" xlink:href="https://www.youtube.com/watch?v=SMnTf8n2QYQ" text:style-name="Internet_20_link" text:visited-style-name="Visited_20_Internet_20_Link">?</text:a><text:a xlink:type="simple" xlink:href="https://www.youtube.com/watch?v=SMnTf8n2QYQ" text:style-name="Internet_20_link" text:visited-style-name="Visited_20_Internet_20_Link">v</text:a><text:a xlink:type="simple" xlink:href="https://www.youtube.com/watch?v=SMnTf8n2QYQ" text:style-name="Internet_20_link" text:visited-style-name="Visited_20_Internet_20_Link">=</text:a><text:a xlink:type="simple" xlink:href="https://www.youtube.com/watch?v=SMnTf8n2QYQ" text:style-name="Internet_20_link" text:visited-style-name="Visited_20_Internet_20_Link">SMnTf</text:a><text:a xlink:type="simple" xlink:href="https://www.youtube.com/watch?v=SMnTf8n2QYQ" text:style-name="Internet_20_link" text:visited-style-name="Visited_20_Internet_20_Link">8</text:a><text:a xlink:type="simple" xlink:href="https://www.youtube.com/watch?v=SMnTf8n2QYQ" text:style-name="Internet_20_link" text:visited-style-name="Visited_20_Internet_20_Link">n</text:a><text:a xlink:type="simple" xlink:href="https://www.youtube.com/watch?v=SMnTf8n2QYQ" text:style-name="Internet_20_link" text:visited-style-name="Visited_20_Internet_20_Link">2</text:a><text:a xlink:type="simple" xlink:href="https://www.youtube.com/watch?v=SMnTf8n2QYQ" text:style-name="Internet_20_link" text:visited-style-name="Visited_20_Internet_20_Link">QYQ</text:a> </text:p>
      <text:p text:style-name="P1">[Hip-hop] [Jazzy]</text:p>
      <text:p text:style-name="P1">Niestandardowo połączenie okazało się strzałem w… no, może nie w dziesiątkę, ale z pewnością nie wyszło to źle. Praktycznie rzecz biorąc, hip-hopu jest tu mało, a całość sprawia wrażenie delikatnie będącej nie na miejscu.</text:p>
      <text:p text:style-name="P1"/>
      <text:p text:style-name="P1">9. Fritzybeat – Dashy / Hearts Warming Eve (Cover SoGreatAndPowerful)</text:p>
      <text:p text:style-name="P1"><text:a xlink:type="simple" xlink:href="https://www.youtube.com/watch?v=wUHJk7aaAX8" text:style-name="Internet_20_link" text:visited-style-name="Visited_20_Internet_20_Link">https</text:a><text:a xlink:type="simple" xlink:href="https://www.youtube.com/watch?v=wUHJk7aaAX8" text:style-name="Internet_20_link" text:visited-style-name="Visited_20_Internet_20_Link">://</text:a><text:a xlink:type="simple" xlink:href="https://www.youtube.com/watch?v=wUHJk7aaAX8" text:style-name="Internet_20_link" text:visited-style-name="Visited_20_Internet_20_Link">www</text:a><text:a xlink:type="simple" xlink:href="https://www.youtube.com/watch?v=wUHJk7aaAX8" text:style-name="Internet_20_link" text:visited-style-name="Visited_20_Internet_20_Link">.</text:a><text:a xlink:type="simple" xlink:href="https://www.youtube.com/watch?v=wUHJk7aaAX8" text:style-name="Internet_20_link" text:visited-style-name="Visited_20_Internet_20_Link">youtube</text:a><text:a xlink:type="simple" xlink:href="https://www.youtube.com/watch?v=wUHJk7aaAX8" text:style-name="Internet_20_link" text:visited-style-name="Visited_20_Internet_20_Link">.</text:a><text:a xlink:type="simple" xlink:href="https://www.youtube.com/watch?v=wUHJk7aaAX8" text:style-name="Internet_20_link" text:visited-style-name="Visited_20_Internet_20_Link">com</text:a><text:a xlink:type="simple" xlink:href="https://www.youtube.com/watch?v=wUHJk7aaAX8" text:style-name="Internet_20_link" text:visited-style-name="Visited_20_Internet_20_Link">/</text:a><text:a xlink:type="simple" xlink:href="https://www.youtube.com/watch?v=wUHJk7aaAX8" text:style-name="Internet_20_link" text:visited-style-name="Visited_20_Internet_20_Link">watch</text:a><text:a xlink:type="simple" xlink:href="https://www.youtube.com/watch?v=wUHJk7aaAX8" text:style-name="Internet_20_link" text:visited-style-name="Visited_20_Internet_20_Link">?</text:a><text:a xlink:type="simple" xlink:href="https://www.youtube.com/watch?v=wUHJk7aaAX8" text:style-name="Internet_20_link" text:visited-style-name="Visited_20_Internet_20_Link">v</text:a><text:a xlink:type="simple" xlink:href="https://www.youtube.com/watch?v=wUHJk7aaAX8" text:style-name="Internet_20_link" text:visited-style-name="Visited_20_Internet_20_Link">=</text:a><text:a xlink:type="simple" xlink:href="https://www.youtube.com/watch?v=wUHJk7aaAX8" text:style-name="Internet_20_link" text:visited-style-name="Visited_20_Internet_20_Link">wUHJk</text:a><text:a xlink:type="simple" xlink:href="https://www.youtube.com/watch?v=wUHJk7aaAX8" text:style-name="Internet_20_link" text:visited-style-name="Visited_20_Internet_20_Link">7</text:a><text:a xlink:type="simple" xlink:href="https://www.youtube.com/watch?v=wUHJk7aaAX8" text:style-name="Internet_20_link" text:visited-style-name="Visited_20_Internet_20_Link">aaAX</text:a><text:a xlink:type="simple" xlink:href="https://www.youtube.com/watch?v=wUHJk7aaAX8" text:style-name="Internet_20_link" text:visited-style-name="Visited_20_Internet_20_Link">8</text:a> </text:p>
      <text:p text:style-name="P1">[Smooth]</text:p>
      <text:p text:style-name="P1">Cover świetnego fandomowego artysty z „dawnych” czasów. Jak dla mnie brzmi lepiej, ale ponoć jestem głuchy. Oceńcie sami!</text:p>
      <text:p text:style-name="P1"/>
      <text:p text:style-name="P1">10. Blueschist – Rock Farmer’s Blues</text:p>
      <text:p text:style-name="P1"><text:a xlink:type="simple" xlink:href="https://www.youtube.com/watch?v=qtwE4H82yts" text:style-name="Internet_20_link" text:visited-style-name="Visited_20_Internet_20_Link">https</text:a><text:a xlink:type="simple" xlink:href="https://www.youtube.com/watch?v=qtwE4H82yts" text:style-name="Internet_20_link" text:visited-style-name="Visited_20_Internet_20_Link">://</text:a><text:a xlink:type="simple" xlink:href="https://www.youtube.com/watch?v=qtwE4H82yts" text:style-name="Internet_20_link" text:visited-style-name="Visited_20_Internet_20_Link">www</text:a><text:a xlink:type="simple" xlink:href="https://www.youtube.com/watch?v=qtwE4H82yts" text:style-name="Internet_20_link" text:visited-style-name="Visited_20_Internet_20_Link">.</text:a><text:a xlink:type="simple" xlink:href="https://www.youtube.com/watch?v=qtwE4H82yts" text:style-name="Internet_20_link" text:visited-style-name="Visited_20_Internet_20_Link">youtube</text:a><text:a xlink:type="simple" xlink:href="https://www.youtube.com/watch?v=qtwE4H82yts" text:style-name="Internet_20_link" text:visited-style-name="Visited_20_Internet_20_Link">.</text:a><text:a xlink:type="simple" xlink:href="https://www.youtube.com/watch?v=qtwE4H82yts" text:style-name="Internet_20_link" text:visited-style-name="Visited_20_Internet_20_Link">com</text:a><text:a xlink:type="simple" xlink:href="https://www.youtube.com/watch?v=qtwE4H82yts" text:style-name="Internet_20_link" text:visited-style-name="Visited_20_Internet_20_Link">/</text:a><text:a xlink:type="simple" xlink:href="https://www.youtube.com/watch?v=qtwE4H82yts" text:style-name="Internet_20_link" text:visited-style-name="Visited_20_Internet_20_Link">watch</text:a><text:a xlink:type="simple" xlink:href="https://www.youtube.com/watch?v=qtwE4H82yts" text:style-name="Internet_20_link" text:visited-style-name="Visited_20_Internet_20_Link">?</text:a><text:a xlink:type="simple" xlink:href="https://www.youtube.com/watch?v=qtwE4H82yts" text:style-name="Internet_20_link" text:visited-style-name="Visited_20_Internet_20_Link">v</text:a><text:a xlink:type="simple" xlink:href="https://www.youtube.com/watch?v=qtwE4H82yts" text:style-name="Internet_20_link" text:visited-style-name="Visited_20_Internet_20_Link">=</text:a><text:a xlink:type="simple" xlink:href="https://www.youtube.com/watch?v=qtwE4H82yts" text:style-name="Internet_20_link" text:visited-style-name="Visited_20_Internet_20_Link">qtwE</text:a><text:a xlink:type="simple" xlink:href="https://www.youtube.com/watch?v=qtwE4H82yts" text:style-name="Internet_20_link" text:visited-style-name="Visited_20_Internet_20_Link">4</text:a><text:a xlink:type="simple" xlink:href="https://www.youtube.com/watch?v=qtwE4H82yts" text:style-name="Internet_20_link" text:visited-style-name="Visited_20_Internet_20_Link">H</text:a><text:a xlink:type="simple" xlink:href="https://www.youtube.com/watch?v=qtwE4H82yts" text:style-name="Internet_20_link" text:visited-style-name="Visited_20_Internet_20_Link">82</text:a><text:a xlink:type="simple" xlink:href="https://www.youtube.com/watch?v=qtwE4H82yts" text:style-name="Internet_20_link" text:visited-style-name="Visited_20_Internet_20_Link">yts</text:a> </text:p>
      <text:p text:style-name="P1">[Skała] [Nie, to nie jest rock]</text:p>
      <text:p text:style-name="P1">Jeden z wielu części przedziwnego albumu wydanego z okazji pierwszej rocznicy wydania odcinka o Maud Pie (jak ten czas szybko leci!). Wszystkie dźwięki zostały wydane przez instrumenty stworzone z kamienia, przez co brzmi to co najmniej dziwnie. Link do całości: <text:a xlink:type="simple" xlink:href="https://pinkamenaparty.bandcamp.com/album/just-rocks-for-maud-pie" text:style-name="Internet_20_link" text:visited-style-name="Visited_20_Internet_20_Link">https</text:a><text:a xlink:type="simple" xlink:href="https://pinkamenaparty.bandcamp.com/album/just-rocks-for-maud-pie" text:style-name="Internet_20_link" text:visited-style-name="Visited_20_Internet_20_Link">://</text:a><text:a xlink:type="simple" xlink:href="https://pinkamenaparty.bandcamp.com/album/just-rocks-for-maud-pie" text:style-name="Internet_20_link" text:visited-style-name="Visited_20_Internet_20_Link">pinkamenaparty</text:a><text:a xlink:type="simple" xlink:href="https://pinkamenaparty.bandcamp.com/album/just-rocks-for-maud-pie" text:style-name="Internet_20_link" text:visited-style-name="Visited_20_Internet_20_Link">.</text:a><text:a xlink:type="simple" xlink:href="https://pinkamenaparty.bandcamp.com/album/just-rocks-for-maud-pie" text:style-name="Internet_20_link" text:visited-style-name="Visited_20_Internet_20_Link">bandcamp</text:a><text:a xlink:type="simple" xlink:href="https://pinkamenaparty.bandcamp.com/album/just-rocks-for-maud-pie" text:style-name="Internet_20_link" text:visited-style-name="Visited_20_Internet_20_Link">.</text:a><text:a xlink:type="simple" xlink:href="https://pinkamenaparty.bandcamp.com/album/just-rocks-for-maud-pie" text:style-name="Internet_20_link" text:visited-style-name="Visited_20_Internet_20_Link">com</text:a><text:a xlink:type="simple" xlink:href="https://pinkamenaparty.bandcamp.com/album/just-rocks-for-maud-pie" text:style-name="Internet_20_link" text:visited-style-name="Visited_20_Internet_20_Link">/</text:a><text:a xlink:type="simple" xlink:href="https://pinkamenaparty.bandcamp.com/album/just-rocks-for-maud-pie" text:style-name="Internet_20_link" text:visited-style-name="Visited_20_Internet_20_Link">album</text:a><text:a xlink:type="simple" xlink:href="https://pinkamenaparty.bandcamp.com/album/just-rocks-for-maud-pie" text:style-name="Internet_20_link" text:visited-style-name="Visited_20_Internet_20_Link">/</text:a><text:a xlink:type="simple" xlink:href="https://pinkamenaparty.bandcamp.com/album/just-rocks-for-maud-pie" text:style-name="Internet_20_link" text:visited-style-name="Visited_20_Internet_20_Link">just</text:a><text:a xlink:type="simple" xlink:href="https://pinkamenaparty.bandcamp.com/album/just-rocks-for-maud-pie" text:style-name="Internet_20_link" text:visited-style-name="Visited_20_Internet_20_Link">-</text:a><text:a xlink:type="simple" xlink:href="https://pinkamenaparty.bandcamp.com/album/just-rocks-for-maud-pie" text:style-name="Internet_20_link" text:visited-style-name="Visited_20_Internet_20_Link">rocks</text:a><text:a xlink:type="simple" xlink:href="https://pinkamenaparty.bandcamp.com/album/just-rocks-for-maud-pie" text:style-name="Internet_20_link" text:visited-style-name="Visited_20_Internet_20_Link">-</text:a><text:a xlink:type="simple" xlink:href="https://pinkamenaparty.bandcamp.com/album/just-rocks-for-maud-pie" text:style-name="Internet_20_link" text:visited-style-name="Visited_20_Internet_20_Link">for</text:a><text:a xlink:type="simple" xlink:href="https://pinkamenaparty.bandcamp.com/album/just-rocks-for-maud-pie" text:style-name="Internet_20_link" text:visited-style-name="Visited_20_Internet_20_Link">-</text:a><text:a xlink:type="simple" xlink:href="https://pinkamenaparty.bandcamp.com/album/just-rocks-for-maud-pie" text:style-name="Internet_20_link" text:visited-style-name="Visited_20_Internet_20_Link">maud</text:a><text:a xlink:type="simple" xlink:href="https://pinkamenaparty.bandcamp.com/album/just-rocks-for-maud-pie" text:style-name="Internet_20_link" text:visited-style-name="Visited_20_Internet_20_Link">-</text:a><text:a xlink:type="simple" xlink:href="https://pinkamenaparty.bandcamp.com/album/just-rocks-for-maud-pie" text:style-name="Internet_20_link" text:visited-style-name="Visited_20_Internet_20_Link">pie</text:a> </text:p>
      <text:p text:style-name="P1"/>
      <text:p text:style-name="P1"><text:soft-page-break/>11. Warbalist – The Sun Can’t Hide (Forever)</text:p>
      <text:p text:style-name="P1"><text:a xlink:type="simple" xlink:href="https://www.youtube.com/watch?v=rAcfy6R2Gzk" text:style-name="Internet_20_link" text:visited-style-name="Visited_20_Internet_20_Link">https</text:a><text:a xlink:type="simple" xlink:href="https://www.youtube.com/watch?v=rAcfy6R2Gzk" text:style-name="Internet_20_link" text:visited-style-name="Visited_20_Internet_20_Link">://</text:a><text:a xlink:type="simple" xlink:href="https://www.youtube.com/watch?v=rAcfy6R2Gzk" text:style-name="Internet_20_link" text:visited-style-name="Visited_20_Internet_20_Link">www</text:a><text:a xlink:type="simple" xlink:href="https://www.youtube.com/watch?v=rAcfy6R2Gzk" text:style-name="Internet_20_link" text:visited-style-name="Visited_20_Internet_20_Link">.</text:a><text:a xlink:type="simple" xlink:href="https://www.youtube.com/watch?v=rAcfy6R2Gzk" text:style-name="Internet_20_link" text:visited-style-name="Visited_20_Internet_20_Link">youtube</text:a><text:a xlink:type="simple" xlink:href="https://www.youtube.com/watch?v=rAcfy6R2Gzk" text:style-name="Internet_20_link" text:visited-style-name="Visited_20_Internet_20_Link">.</text:a><text:a xlink:type="simple" xlink:href="https://www.youtube.com/watch?v=rAcfy6R2Gzk" text:style-name="Internet_20_link" text:visited-style-name="Visited_20_Internet_20_Link">com</text:a><text:a xlink:type="simple" xlink:href="https://www.youtube.com/watch?v=rAcfy6R2Gzk" text:style-name="Internet_20_link" text:visited-style-name="Visited_20_Internet_20_Link">/</text:a><text:a xlink:type="simple" xlink:href="https://www.youtube.com/watch?v=rAcfy6R2Gzk" text:style-name="Internet_20_link" text:visited-style-name="Visited_20_Internet_20_Link">watch</text:a><text:a xlink:type="simple" xlink:href="https://www.youtube.com/watch?v=rAcfy6R2Gzk" text:style-name="Internet_20_link" text:visited-style-name="Visited_20_Internet_20_Link">?</text:a><text:a xlink:type="simple" xlink:href="https://www.youtube.com/watch?v=rAcfy6R2Gzk" text:style-name="Internet_20_link" text:visited-style-name="Visited_20_Internet_20_Link">v</text:a><text:a xlink:type="simple" xlink:href="https://www.youtube.com/watch?v=rAcfy6R2Gzk" text:style-name="Internet_20_link" text:visited-style-name="Visited_20_Internet_20_Link">=</text:a><text:a xlink:type="simple" xlink:href="https://www.youtube.com/watch?v=rAcfy6R2Gzk" text:style-name="Internet_20_link" text:visited-style-name="Visited_20_Internet_20_Link">rAcfy</text:a><text:a xlink:type="simple" xlink:href="https://www.youtube.com/watch?v=rAcfy6R2Gzk" text:style-name="Internet_20_link" text:visited-style-name="Visited_20_Internet_20_Link">6</text:a><text:a xlink:type="simple" xlink:href="https://www.youtube.com/watch?v=rAcfy6R2Gzk" text:style-name="Internet_20_link" text:visited-style-name="Visited_20_Internet_20_Link">R</text:a><text:a xlink:type="simple" xlink:href="https://www.youtube.com/watch?v=rAcfy6R2Gzk" text:style-name="Internet_20_link" text:visited-style-name="Visited_20_Internet_20_Link">2</text:a><text:a xlink:type="simple" xlink:href="https://www.youtube.com/watch?v=rAcfy6R2Gzk" text:style-name="Internet_20_link" text:visited-style-name="Visited_20_Internet_20_Link">Gzk</text:a> </text:p>
      <text:p text:style-name="P1">[Piano] [Vocal]</text:p>
      <text:p text:style-name="P1">Piosenka, która przypomina mi piosenki z lat osiemdziesiątych. Nie pytajcie czemu, bo nie mam pojęcia. Utwór stworzony na potrzebę Radio Play z „Fallout Equestria”.</text:p>
      <text:p text:style-name="P1"/>
      <text:p text:style-name="P1">12. CookieSoupMusic – The Sweetest Thing</text:p>
      <text:p text:style-name="P1"><text:a xlink:type="simple" xlink:href="https://www.youtube.com/watch?v=eCVy8dullKw" text:style-name="Internet_20_link" text:visited-style-name="Visited_20_Internet_20_Link">https</text:a><text:a xlink:type="simple" xlink:href="https://www.youtube.com/watch?v=eCVy8dullKw" text:style-name="Internet_20_link" text:visited-style-name="Visited_20_Internet_20_Link">://</text:a><text:a xlink:type="simple" xlink:href="https://www.youtube.com/watch?v=eCVy8dullKw" text:style-name="Internet_20_link" text:visited-style-name="Visited_20_Internet_20_Link">www</text:a><text:a xlink:type="simple" xlink:href="https://www.youtube.com/watch?v=eCVy8dullKw" text:style-name="Internet_20_link" text:visited-style-name="Visited_20_Internet_20_Link">.</text:a><text:a xlink:type="simple" xlink:href="https://www.youtube.com/watch?v=eCVy8dullKw" text:style-name="Internet_20_link" text:visited-style-name="Visited_20_Internet_20_Link">youtube</text:a><text:a xlink:type="simple" xlink:href="https://www.youtube.com/watch?v=eCVy8dullKw" text:style-name="Internet_20_link" text:visited-style-name="Visited_20_Internet_20_Link">.</text:a><text:a xlink:type="simple" xlink:href="https://www.youtube.com/watch?v=eCVy8dullKw" text:style-name="Internet_20_link" text:visited-style-name="Visited_20_Internet_20_Link">com</text:a><text:a xlink:type="simple" xlink:href="https://www.youtube.com/watch?v=eCVy8dullKw" text:style-name="Internet_20_link" text:visited-style-name="Visited_20_Internet_20_Link">/</text:a><text:a xlink:type="simple" xlink:href="https://www.youtube.com/watch?v=eCVy8dullKw" text:style-name="Internet_20_link" text:visited-style-name="Visited_20_Internet_20_Link">watch</text:a><text:a xlink:type="simple" xlink:href="https://www.youtube.com/watch?v=eCVy8dullKw" text:style-name="Internet_20_link" text:visited-style-name="Visited_20_Internet_20_Link">?</text:a><text:a xlink:type="simple" xlink:href="https://www.youtube.com/watch?v=eCVy8dullKw" text:style-name="Internet_20_link" text:visited-style-name="Visited_20_Internet_20_Link">v</text:a><text:a xlink:type="simple" xlink:href="https://www.youtube.com/watch?v=eCVy8dullKw" text:style-name="Internet_20_link" text:visited-style-name="Visited_20_Internet_20_Link">=</text:a><text:a xlink:type="simple" xlink:href="https://www.youtube.com/watch?v=eCVy8dullKw" text:style-name="Internet_20_link" text:visited-style-name="Visited_20_Internet_20_Link">eCVy</text:a><text:a xlink:type="simple" xlink:href="https://www.youtube.com/watch?v=eCVy8dullKw" text:style-name="Internet_20_link" text:visited-style-name="Visited_20_Internet_20_Link">8</text:a><text:a xlink:type="simple" xlink:href="https://www.youtube.com/watch?v=eCVy8dullKw" text:style-name="Internet_20_link" text:visited-style-name="Visited_20_Internet_20_Link">dullKw</text:a> </text:p>
      <text:p text:style-name="P1">[Pop]</text:p>
      <text:p text:style-name="P1">Sztampowa tematyka, ale przynajmniej chwytliwe. Na nieszczęście przegląd obejmuje taki specjalny okres dla zakochanych, więc nie dziwi wysyp kawałków miłosnych.</text:p>
      <text:p text:style-name="P1"/>
      <text:p text:style-name="P1">13. Mumble – I Came (To the party, obviously)</text:p>
      <text:p text:style-name="P1"><text:a xlink:type="simple" xlink:href="https://www.youtube.com/watch?v=Eogw3GNOJXE" text:style-name="Internet_20_link" text:visited-style-name="Visited_20_Internet_20_Link">https</text:a><text:a xlink:type="simple" xlink:href="https://www.youtube.com/watch?v=Eogw3GNOJXE" text:style-name="Internet_20_link" text:visited-style-name="Visited_20_Internet_20_Link">://</text:a><text:a xlink:type="simple" xlink:href="https://www.youtube.com/watch?v=Eogw3GNOJXE" text:style-name="Internet_20_link" text:visited-style-name="Visited_20_Internet_20_Link">www</text:a><text:a xlink:type="simple" xlink:href="https://www.youtube.com/watch?v=Eogw3GNOJXE" text:style-name="Internet_20_link" text:visited-style-name="Visited_20_Internet_20_Link">.</text:a><text:a xlink:type="simple" xlink:href="https://www.youtube.com/watch?v=Eogw3GNOJXE" text:style-name="Internet_20_link" text:visited-style-name="Visited_20_Internet_20_Link">youtube</text:a><text:a xlink:type="simple" xlink:href="https://www.youtube.com/watch?v=Eogw3GNOJXE" text:style-name="Internet_20_link" text:visited-style-name="Visited_20_Internet_20_Link">.</text:a><text:a xlink:type="simple" xlink:href="https://www.youtube.com/watch?v=Eogw3GNOJXE" text:style-name="Internet_20_link" text:visited-style-name="Visited_20_Internet_20_Link">com</text:a><text:a xlink:type="simple" xlink:href="https://www.youtube.com/watch?v=Eogw3GNOJXE" text:style-name="Internet_20_link" text:visited-style-name="Visited_20_Internet_20_Link">/</text:a><text:a xlink:type="simple" xlink:href="https://www.youtube.com/watch?v=Eogw3GNOJXE" text:style-name="Internet_20_link" text:visited-style-name="Visited_20_Internet_20_Link">watch</text:a><text:a xlink:type="simple" xlink:href="https://www.youtube.com/watch?v=Eogw3GNOJXE" text:style-name="Internet_20_link" text:visited-style-name="Visited_20_Internet_20_Link">?</text:a><text:a xlink:type="simple" xlink:href="https://www.youtube.com/watch?v=Eogw3GNOJXE" text:style-name="Internet_20_link" text:visited-style-name="Visited_20_Internet_20_Link">v</text:a><text:a xlink:type="simple" xlink:href="https://www.youtube.com/watch?v=Eogw3GNOJXE" text:style-name="Internet_20_link" text:visited-style-name="Visited_20_Internet_20_Link">=</text:a><text:a xlink:type="simple" xlink:href="https://www.youtube.com/watch?v=Eogw3GNOJXE" text:style-name="Internet_20_link" text:visited-style-name="Visited_20_Internet_20_Link">Eogw</text:a><text:a xlink:type="simple" xlink:href="https://www.youtube.com/watch?v=Eogw3GNOJXE" text:style-name="Internet_20_link" text:visited-style-name="Visited_20_Internet_20_Link">3</text:a><text:a xlink:type="simple" xlink:href="https://www.youtube.com/watch?v=Eogw3GNOJXE" text:style-name="Internet_20_link" text:visited-style-name="Visited_20_Internet_20_Link">GNOJXE</text:a> </text:p>
      <text:p text:style-name="P1">[Electro] </text:p>
      <text:p text:style-name="P1">I kolejne walentynkowe dzieło, tym razem zgoła inne. I choć tytuł i słowa sprawiają wrażenie perwersyjn – no dobra, one są perwersyje – to całość jest całkiem chwytliwa. Nie zamierzam jednak ściągać tego na swoją playlistę.</text:p>
      <text:p text:style-name="P1"/>
      <text:p text:style-name="P1">14. Michael Pallante – That Dashie Tho</text:p>
      <text:p text:style-name="P1"><text:a xlink:type="simple" xlink:href="https://www.youtube.com/watch?v=bUJ5RZ3i-nk" text:style-name="Internet_20_link" text:visited-style-name="Visited_20_Internet_20_Link">https</text:a><text:a xlink:type="simple" xlink:href="https://www.youtube.com/watch?v=bUJ5RZ3i-nk" text:style-name="Internet_20_link" text:visited-style-name="Visited_20_Internet_20_Link">://</text:a><text:a xlink:type="simple" xlink:href="https://www.youtube.com/watch?v=bUJ5RZ3i-nk" text:style-name="Internet_20_link" text:visited-style-name="Visited_20_Internet_20_Link">www</text:a><text:a xlink:type="simple" xlink:href="https://www.youtube.com/watch?v=bUJ5RZ3i-nk" text:style-name="Internet_20_link" text:visited-style-name="Visited_20_Internet_20_Link">.</text:a><text:a xlink:type="simple" xlink:href="https://www.youtube.com/watch?v=bUJ5RZ3i-nk" text:style-name="Internet_20_link" text:visited-style-name="Visited_20_Internet_20_Link">youtube</text:a><text:a xlink:type="simple" xlink:href="https://www.youtube.com/watch?v=bUJ5RZ3i-nk" text:style-name="Internet_20_link" text:visited-style-name="Visited_20_Internet_20_Link">.</text:a><text:a xlink:type="simple" xlink:href="https://www.youtube.com/watch?v=bUJ5RZ3i-nk" text:style-name="Internet_20_link" text:visited-style-name="Visited_20_Internet_20_Link">com</text:a><text:a xlink:type="simple" xlink:href="https://www.youtube.com/watch?v=bUJ5RZ3i-nk" text:style-name="Internet_20_link" text:visited-style-name="Visited_20_Internet_20_Link">/</text:a><text:a xlink:type="simple" xlink:href="https://www.youtube.com/watch?v=bUJ5RZ3i-nk" text:style-name="Internet_20_link" text:visited-style-name="Visited_20_Internet_20_Link">watch</text:a><text:a xlink:type="simple" xlink:href="https://www.youtube.com/watch?v=bUJ5RZ3i-nk" text:style-name="Internet_20_link" text:visited-style-name="Visited_20_Internet_20_Link">?</text:a><text:a xlink:type="simple" xlink:href="https://www.youtube.com/watch?v=bUJ5RZ3i-nk" text:style-name="Internet_20_link" text:visited-style-name="Visited_20_Internet_20_Link">v</text:a><text:a xlink:type="simple" xlink:href="https://www.youtube.com/watch?v=bUJ5RZ3i-nk" text:style-name="Internet_20_link" text:visited-style-name="Visited_20_Internet_20_Link">=</text:a><text:a xlink:type="simple" xlink:href="https://www.youtube.com/watch?v=bUJ5RZ3i-nk" text:style-name="Internet_20_link" text:visited-style-name="Visited_20_Internet_20_Link">bUJ</text:a><text:a xlink:type="simple" xlink:href="https://www.youtube.com/watch?v=bUJ5RZ3i-nk" text:style-name="Internet_20_link" text:visited-style-name="Visited_20_Internet_20_Link">5</text:a><text:a xlink:type="simple" xlink:href="https://www.youtube.com/watch?v=bUJ5RZ3i-nk" text:style-name="Internet_20_link" text:visited-style-name="Visited_20_Internet_20_Link">RZ</text:a><text:a xlink:type="simple" xlink:href="https://www.youtube.com/watch?v=bUJ5RZ3i-nk" text:style-name="Internet_20_link" text:visited-style-name="Visited_20_Internet_20_Link">3</text:a><text:a xlink:type="simple" xlink:href="https://www.youtube.com/watch?v=bUJ5RZ3i-nk" text:style-name="Internet_20_link" text:visited-style-name="Visited_20_Internet_20_Link">i</text:a><text:a xlink:type="simple" xlink:href="https://www.youtube.com/watch?v=bUJ5RZ3i-nk" text:style-name="Internet_20_link" text:visited-style-name="Visited_20_Internet_20_Link">-</text:a><text:a xlink:type="simple" xlink:href="https://www.youtube.com/watch?v=bUJ5RZ3i-nk" text:style-name="Internet_20_link" text:visited-style-name="Visited_20_Internet_20_Link">nk</text:a> </text:p>
      <text:p text:style-name="P1">[Okay, what?] [Rock]</text:p>
      <text:p text:style-name="P1">Aż się uśmiechnąłem. Jest humor, jest coś „catchy”, jest gitara elektryczna i są wstawki Dashie z serialu. Polecam.</text:p>
      <text:p text:style-name="P1"/>
      <text:p text:style-name="P1">15. Lenich &amp; Kirya – Love me Cheerilee</text:p>
      <text:p text:style-name="P1"><text:a xlink:type="simple" xlink:href="https://www.youtube.com/watch?v=3Be7fy1dx14&amp;feature=youtu.be" text:style-name="Internet_20_link" text:visited-style-name="Visited_20_Internet_20_Link">https</text:a><text:a xlink:type="simple" xlink:href="https://www.youtube.com/watch?v=3Be7fy1dx14&amp;feature=youtu.be" text:style-name="Internet_20_link" text:visited-style-name="Visited_20_Internet_20_Link">://</text:a><text:a xlink:type="simple" xlink:href="https://www.youtube.com/watch?v=3Be7fy1dx14&amp;feature=youtu.be" text:style-name="Internet_20_link" text:visited-style-name="Visited_20_Internet_20_Link">www</text:a><text:a xlink:type="simple" xlink:href="https://www.youtube.com/watch?v=3Be7fy1dx14&amp;feature=youtu.be" text:style-name="Internet_20_link" text:visited-style-name="Visited_20_Internet_20_Link">.</text:a><text:a xlink:type="simple" xlink:href="https://www.youtube.com/watch?v=3Be7fy1dx14&amp;feature=youtu.be" text:style-name="Internet_20_link" text:visited-style-name="Visited_20_Internet_20_Link">youtube</text:a><text:a xlink:type="simple" xlink:href="https://www.youtube.com/watch?v=3Be7fy1dx14&amp;feature=youtu.be" text:style-name="Internet_20_link" text:visited-style-name="Visited_20_Internet_20_Link">.</text:a><text:a xlink:type="simple" xlink:href="https://www.youtube.com/watch?v=3Be7fy1dx14&amp;feature=youtu.be" text:style-name="Internet_20_link" text:visited-style-name="Visited_20_Internet_20_Link">com</text:a><text:a xlink:type="simple" xlink:href="https://www.youtube.com/watch?v=3Be7fy1dx14&amp;feature=youtu.be" text:style-name="Internet_20_link" text:visited-style-name="Visited_20_Internet_20_Link">/</text:a><text:a xlink:type="simple" xlink:href="https://www.youtube.com/watch?v=3Be7fy1dx14&amp;feature=youtu.be" text:style-name="Internet_20_link" text:visited-style-name="Visited_20_Internet_20_Link">watch</text:a><text:a xlink:type="simple" xlink:href="https://www.youtube.com/watch?v=3Be7fy1dx14&amp;feature=youtu.be" text:style-name="Internet_20_link" text:visited-style-name="Visited_20_Internet_20_Link">?</text:a><text:a xlink:type="simple" xlink:href="https://www.youtube.com/watch?v=3Be7fy1dx14&amp;feature=youtu.be" text:style-name="Internet_20_link" text:visited-style-name="Visited_20_Internet_20_Link">v</text:a><text:a xlink:type="simple" xlink:href="https://www.youtube.com/watch?v=3Be7fy1dx14&amp;feature=youtu.be" text:style-name="Internet_20_link" text:visited-style-name="Visited_20_Internet_20_Link">=3</text:a><text:a xlink:type="simple" xlink:href="https://www.youtube.com/watch?v=3Be7fy1dx14&amp;feature=youtu.be" text:style-name="Internet_20_link" text:visited-style-name="Visited_20_Internet_20_Link">Be</text:a><text:a xlink:type="simple" xlink:href="https://www.youtube.com/watch?v=3Be7fy1dx14&amp;feature=youtu.be" text:style-name="Internet_20_link" text:visited-style-name="Visited_20_Internet_20_Link">7</text:a><text:a xlink:type="simple" xlink:href="https://www.youtube.com/watch?v=3Be7fy1dx14&amp;feature=youtu.be" text:style-name="Internet_20_link" text:visited-style-name="Visited_20_Internet_20_Link">fy</text:a><text:a xlink:type="simple" xlink:href="https://www.youtube.com/watch?v=3Be7fy1dx14&amp;feature=youtu.be" text:style-name="Internet_20_link" text:visited-style-name="Visited_20_Internet_20_Link">1</text:a><text:a xlink:type="simple" xlink:href="https://www.youtube.com/watch?v=3Be7fy1dx14&amp;feature=youtu.be" text:style-name="Internet_20_link" text:visited-style-name="Visited_20_Internet_20_Link">dx</text:a><text:a xlink:type="simple" xlink:href="https://www.youtube.com/watch?v=3Be7fy1dx14&amp;feature=youtu.be" text:style-name="Internet_20_link" text:visited-style-name="Visited_20_Internet_20_Link">14&amp;</text:a><text:a xlink:type="simple" xlink:href="https://www.youtube.com/watch?v=3Be7fy1dx14&amp;feature=youtu.be" text:style-name="Internet_20_link" text:visited-style-name="Visited_20_Internet_20_Link">feature</text:a><text:a xlink:type="simple" xlink:href="https://www.youtube.com/watch?v=3Be7fy1dx14&amp;feature=youtu.be" text:style-name="Internet_20_link" text:visited-style-name="Visited_20_Internet_20_Link">=</text:a><text:a xlink:type="simple" xlink:href="https://www.youtube.com/watch?v=3Be7fy1dx14&amp;feature=youtu.be" text:style-name="Internet_20_link" text:visited-style-name="Visited_20_Internet_20_Link">youtu</text:a><text:a xlink:type="simple" xlink:href="https://www.youtube.com/watch?v=3Be7fy1dx14&amp;feature=youtu.be" text:style-name="Internet_20_link" text:visited-style-name="Visited_20_Internet_20_Link">.</text:a><text:a xlink:type="simple" xlink:href="https://www.youtube.com/watch?v=3Be7fy1dx14&amp;feature=youtu.be" text:style-name="Internet_20_link" text:visited-style-name="Visited_20_Internet_20_Link">be</text:a> </text:p>
      <text:p text:style-name="P1">[Cover Tąpstołna] [Słowiańskie country] [RUSSIA]</text:p>
      <text:p text:style-name="P1">Wciąż lepsze od oryginału!</text:p>
      <text:p text:style-name="P1">Ej, to faktycznie jest dobre. Naprawdę! Aż sobie wrzucę na playlistę.</text:p>
      <text:p text:style-name="P1"/>
      <text:p text:style-name="P1">16. 4EverfreeBrony – Thought I’d let You know</text:p>
      <text:p text:style-name="P1"><text:a xlink:type="simple" xlink:href="https://www.youtube.com/watch?v=juUX0H2DIz4" text:style-name="Internet_20_link" text:visited-style-name="Visited_20_Internet_20_Link">https</text:a><text:a xlink:type="simple" xlink:href="https://www.youtube.com/watch?v=juUX0H2DIz4" text:style-name="Internet_20_link" text:visited-style-name="Visited_20_Internet_20_Link">://</text:a><text:a xlink:type="simple" xlink:href="https://www.youtube.com/watch?v=juUX0H2DIz4" text:style-name="Internet_20_link" text:visited-style-name="Visited_20_Internet_20_Link">www</text:a><text:a xlink:type="simple" xlink:href="https://www.youtube.com/watch?v=juUX0H2DIz4" text:style-name="Internet_20_link" text:visited-style-name="Visited_20_Internet_20_Link">.</text:a><text:a xlink:type="simple" xlink:href="https://www.youtube.com/watch?v=juUX0H2DIz4" text:style-name="Internet_20_link" text:visited-style-name="Visited_20_Internet_20_Link">youtube</text:a><text:a xlink:type="simple" xlink:href="https://www.youtube.com/watch?v=juUX0H2DIz4" text:style-name="Internet_20_link" text:visited-style-name="Visited_20_Internet_20_Link">.</text:a><text:a xlink:type="simple" xlink:href="https://www.youtube.com/watch?v=juUX0H2DIz4" text:style-name="Internet_20_link" text:visited-style-name="Visited_20_Internet_20_Link">com</text:a><text:a xlink:type="simple" xlink:href="https://www.youtube.com/watch?v=juUX0H2DIz4" text:style-name="Internet_20_link" text:visited-style-name="Visited_20_Internet_20_Link">/</text:a><text:a xlink:type="simple" xlink:href="https://www.youtube.com/watch?v=juUX0H2DIz4" text:style-name="Internet_20_link" text:visited-style-name="Visited_20_Internet_20_Link">watch</text:a><text:a xlink:type="simple" xlink:href="https://www.youtube.com/watch?v=juUX0H2DIz4" text:style-name="Internet_20_link" text:visited-style-name="Visited_20_Internet_20_Link">?</text:a><text:a xlink:type="simple" xlink:href="https://www.youtube.com/watch?v=juUX0H2DIz4" text:style-name="Internet_20_link" text:visited-style-name="Visited_20_Internet_20_Link">v</text:a><text:a xlink:type="simple" xlink:href="https://www.youtube.com/watch?v=juUX0H2DIz4" text:style-name="Internet_20_link" text:visited-style-name="Visited_20_Internet_20_Link">=</text:a><text:a xlink:type="simple" xlink:href="https://www.youtube.com/watch?v=juUX0H2DIz4" text:style-name="Internet_20_link" text:visited-style-name="Visited_20_Internet_20_Link">juUX</text:a><text:a xlink:type="simple" xlink:href="https://www.youtube.com/watch?v=juUX0H2DIz4" text:style-name="Internet_20_link" text:visited-style-name="Visited_20_Internet_20_Link">0</text:a><text:a xlink:type="simple" xlink:href="https://www.youtube.com/watch?v=juUX0H2DIz4" text:style-name="Internet_20_link" text:visited-style-name="Visited_20_Internet_20_Link">H</text:a><text:a xlink:type="simple" xlink:href="https://www.youtube.com/watch?v=juUX0H2DIz4" text:style-name="Internet_20_link" text:visited-style-name="Visited_20_Internet_20_Link">2</text:a><text:a xlink:type="simple" xlink:href="https://www.youtube.com/watch?v=juUX0H2DIz4" text:style-name="Internet_20_link" text:visited-style-name="Visited_20_Internet_20_Link">DIz</text:a><text:a xlink:type="simple" xlink:href="https://www.youtube.com/watch?v=juUX0H2DIz4" text:style-name="Internet_20_link" text:visited-style-name="Visited_20_Internet_20_Link">4</text:a> </text:p>
      <text:p text:style-name="P1">[Acoustic] [Vocal]</text:p>
      <text:p text:style-name="P1">Pora na garść akustycznego mainstreamu w miłej dla ucha postaci. Słowa mogą przyprawić o smutek, więc uważajcie na nisko latające „Feels”.</text:p>
      <text:p text:style-name="P1"/>
      <text:p text:style-name="P1">17. BlackGryph0n &amp; Baasik – Fighting Back</text:p>
      <text:p text:style-name="P1"><text:a xlink:type="simple" xlink:href="https://www.youtube.com/watch?v=6Izcp-9naQo" text:style-name="Internet_20_link" text:visited-style-name="Visited_20_Internet_20_Link">https</text:a><text:a xlink:type="simple" xlink:href="https://www.youtube.com/watch?v=6Izcp-9naQo" text:style-name="Internet_20_link" text:visited-style-name="Visited_20_Internet_20_Link">://</text:a><text:a xlink:type="simple" xlink:href="https://www.youtube.com/watch?v=6Izcp-9naQo" text:style-name="Internet_20_link" text:visited-style-name="Visited_20_Internet_20_Link">www</text:a><text:a xlink:type="simple" xlink:href="https://www.youtube.com/watch?v=6Izcp-9naQo" text:style-name="Internet_20_link" text:visited-style-name="Visited_20_Internet_20_Link">.</text:a><text:a xlink:type="simple" xlink:href="https://www.youtube.com/watch?v=6Izcp-9naQo" text:style-name="Internet_20_link" text:visited-style-name="Visited_20_Internet_20_Link">youtube</text:a><text:a xlink:type="simple" xlink:href="https://www.youtube.com/watch?v=6Izcp-9naQo" text:style-name="Internet_20_link" text:visited-style-name="Visited_20_Internet_20_Link">.</text:a><text:a xlink:type="simple" xlink:href="https://www.youtube.com/watch?v=6Izcp-9naQo" text:style-name="Internet_20_link" text:visited-style-name="Visited_20_Internet_20_Link">com</text:a><text:a xlink:type="simple" xlink:href="https://www.youtube.com/watch?v=6Izcp-9naQo" text:style-name="Internet_20_link" text:visited-style-name="Visited_20_Internet_20_Link">/</text:a><text:a xlink:type="simple" xlink:href="https://www.youtube.com/watch?v=6Izcp-9naQo" text:style-name="Internet_20_link" text:visited-style-name="Visited_20_Internet_20_Link">watch</text:a><text:a xlink:type="simple" xlink:href="https://www.youtube.com/watch?v=6Izcp-9naQo" text:style-name="Internet_20_link" text:visited-style-name="Visited_20_Internet_20_Link">?</text:a><text:a xlink:type="simple" xlink:href="https://www.youtube.com/watch?v=6Izcp-9naQo" text:style-name="Internet_20_link" text:visited-style-name="Visited_20_Internet_20_Link">v</text:a><text:a xlink:type="simple" xlink:href="https://www.youtube.com/watch?v=6Izcp-9naQo" text:style-name="Internet_20_link" text:visited-style-name="Visited_20_Internet_20_Link">=6</text:a><text:a xlink:type="simple" xlink:href="https://www.youtube.com/watch?v=6Izcp-9naQo" text:style-name="Internet_20_link" text:visited-style-name="Visited_20_Internet_20_Link">Izcp</text:a><text:a xlink:type="simple" xlink:href="https://www.youtube.com/watch?v=6Izcp-9naQo" text:style-name="Internet_20_link" text:visited-style-name="Visited_20_Internet_20_Link">-9</text:a><text:a xlink:type="simple" xlink:href="https://www.youtube.com/watch?v=6Izcp-9naQo" text:style-name="Internet_20_link" text:visited-style-name="Visited_20_Internet_20_Link">naQo</text:a> </text:p>
      <text:p text:style-name="P1">[Wubs]</text:p>
      <text:p text:style-name="P1">Braterski duet atakuje nas kolejną dawką rytmicznej elektroniki. Z innych wiadomości, ponoć mają grać na żywo na BABSconie. Nie mogę się doczekać materiałów live.</text:p>
      <text:p text:style-name="P1"/>
      <text:p text:style-name="P1">18. Cyril the Wolf – Thrown To the Wolves</text:p>
      <text:p text:style-name="P1"><text:soft-page-break/><text:a xlink:type="simple" xlink:href="https://www.youtube.com/watch?v=bPChz_039HU" text:style-name="Internet_20_link" text:visited-style-name="Visited_20_Internet_20_Link">https</text:a><text:a xlink:type="simple" xlink:href="https://www.youtube.com/watch?v=bPChz_039HU" text:style-name="Internet_20_link" text:visited-style-name="Visited_20_Internet_20_Link">://</text:a><text:a xlink:type="simple" xlink:href="https://www.youtube.com/watch?v=bPChz_039HU" text:style-name="Internet_20_link" text:visited-style-name="Visited_20_Internet_20_Link">www</text:a><text:a xlink:type="simple" xlink:href="https://www.youtube.com/watch?v=bPChz_039HU" text:style-name="Internet_20_link" text:visited-style-name="Visited_20_Internet_20_Link">.</text:a><text:a xlink:type="simple" xlink:href="https://www.youtube.com/watch?v=bPChz_039HU" text:style-name="Internet_20_link" text:visited-style-name="Visited_20_Internet_20_Link">youtube</text:a><text:a xlink:type="simple" xlink:href="https://www.youtube.com/watch?v=bPChz_039HU" text:style-name="Internet_20_link" text:visited-style-name="Visited_20_Internet_20_Link">.</text:a><text:a xlink:type="simple" xlink:href="https://www.youtube.com/watch?v=bPChz_039HU" text:style-name="Internet_20_link" text:visited-style-name="Visited_20_Internet_20_Link">com</text:a><text:a xlink:type="simple" xlink:href="https://www.youtube.com/watch?v=bPChz_039HU" text:style-name="Internet_20_link" text:visited-style-name="Visited_20_Internet_20_Link">/</text:a><text:a xlink:type="simple" xlink:href="https://www.youtube.com/watch?v=bPChz_039HU" text:style-name="Internet_20_link" text:visited-style-name="Visited_20_Internet_20_Link">watch</text:a><text:a xlink:type="simple" xlink:href="https://www.youtube.com/watch?v=bPChz_039HU" text:style-name="Internet_20_link" text:visited-style-name="Visited_20_Internet_20_Link">?</text:a><text:a xlink:type="simple" xlink:href="https://www.youtube.com/watch?v=bPChz_039HU" text:style-name="Internet_20_link" text:visited-style-name="Visited_20_Internet_20_Link">v</text:a><text:a xlink:type="simple" xlink:href="https://www.youtube.com/watch?v=bPChz_039HU" text:style-name="Internet_20_link" text:visited-style-name="Visited_20_Internet_20_Link">=</text:a><text:a xlink:type="simple" xlink:href="https://www.youtube.com/watch?v=bPChz_039HU" text:style-name="Internet_20_link" text:visited-style-name="Visited_20_Internet_20_Link">bPChz</text:a><text:a xlink:type="simple" xlink:href="https://www.youtube.com/watch?v=bPChz_039HU" text:style-name="Internet_20_link" text:visited-style-name="Visited_20_Internet_20_Link">_039</text:a><text:a xlink:type="simple" xlink:href="https://www.youtube.com/watch?v=bPChz_039HU" text:style-name="Internet_20_link" text:visited-style-name="Visited_20_Internet_20_Link">HU</text:a> </text:p>
      <text:p text:style-name="P1">[Progressive Blues]</text:p>
      <text:p text:style-name="P1">Cyril zajmujący się czymś innym niż ciężkim metalem to dla mnie miła niespodzianka. Ale fałszuje jak zawsze, więc dużej różnicy nie ma. Poza tym instrumentalnie brzmi całkiem nieźle. 7/10.</text:p>
      <text:p text:style-name="P1"/>
      <text:p text:style-name="P1">19. PrinceWhateverer feat. TheJournalisticBrony – Pursuing Fortune</text:p>
      <text:p text:style-name="P1"><text:a xlink:type="simple" xlink:href="https://www.youtube.com/watch?v=Rt1SSt_WNb0" text:style-name="Internet_20_link" text:visited-style-name="Visited_20_Internet_20_Link">https</text:a><text:a xlink:type="simple" xlink:href="https://www.youtube.com/watch?v=Rt1SSt_WNb0" text:style-name="Internet_20_link" text:visited-style-name="Visited_20_Internet_20_Link">://</text:a><text:a xlink:type="simple" xlink:href="https://www.youtube.com/watch?v=Rt1SSt_WNb0" text:style-name="Internet_20_link" text:visited-style-name="Visited_20_Internet_20_Link">www</text:a><text:a xlink:type="simple" xlink:href="https://www.youtube.com/watch?v=Rt1SSt_WNb0" text:style-name="Internet_20_link" text:visited-style-name="Visited_20_Internet_20_Link">.</text:a><text:a xlink:type="simple" xlink:href="https://www.youtube.com/watch?v=Rt1SSt_WNb0" text:style-name="Internet_20_link" text:visited-style-name="Visited_20_Internet_20_Link">youtube</text:a><text:a xlink:type="simple" xlink:href="https://www.youtube.com/watch?v=Rt1SSt_WNb0" text:style-name="Internet_20_link" text:visited-style-name="Visited_20_Internet_20_Link">.</text:a><text:a xlink:type="simple" xlink:href="https://www.youtube.com/watch?v=Rt1SSt_WNb0" text:style-name="Internet_20_link" text:visited-style-name="Visited_20_Internet_20_Link">com</text:a><text:a xlink:type="simple" xlink:href="https://www.youtube.com/watch?v=Rt1SSt_WNb0" text:style-name="Internet_20_link" text:visited-style-name="Visited_20_Internet_20_Link">/</text:a><text:a xlink:type="simple" xlink:href="https://www.youtube.com/watch?v=Rt1SSt_WNb0" text:style-name="Internet_20_link" text:visited-style-name="Visited_20_Internet_20_Link">watch</text:a><text:a xlink:type="simple" xlink:href="https://www.youtube.com/watch?v=Rt1SSt_WNb0" text:style-name="Internet_20_link" text:visited-style-name="Visited_20_Internet_20_Link">?</text:a><text:a xlink:type="simple" xlink:href="https://www.youtube.com/watch?v=Rt1SSt_WNb0" text:style-name="Internet_20_link" text:visited-style-name="Visited_20_Internet_20_Link">v</text:a><text:a xlink:type="simple" xlink:href="https://www.youtube.com/watch?v=Rt1SSt_WNb0" text:style-name="Internet_20_link" text:visited-style-name="Visited_20_Internet_20_Link">=</text:a><text:a xlink:type="simple" xlink:href="https://www.youtube.com/watch?v=Rt1SSt_WNb0" text:style-name="Internet_20_link" text:visited-style-name="Visited_20_Internet_20_Link">Rt</text:a><text:a xlink:type="simple" xlink:href="https://www.youtube.com/watch?v=Rt1SSt_WNb0" text:style-name="Internet_20_link" text:visited-style-name="Visited_20_Internet_20_Link">1</text:a><text:a xlink:type="simple" xlink:href="https://www.youtube.com/watch?v=Rt1SSt_WNb0" text:style-name="Internet_20_link" text:visited-style-name="Visited_20_Internet_20_Link">SSt</text:a><text:a xlink:type="simple" xlink:href="https://www.youtube.com/watch?v=Rt1SSt_WNb0" text:style-name="Internet_20_link" text:visited-style-name="Visited_20_Internet_20_Link">_</text:a><text:a xlink:type="simple" xlink:href="https://www.youtube.com/watch?v=Rt1SSt_WNb0" text:style-name="Internet_20_link" text:visited-style-name="Visited_20_Internet_20_Link">WNb</text:a><text:a xlink:type="simple" xlink:href="https://www.youtube.com/watch?v=Rt1SSt_WNb0" text:style-name="Internet_20_link" text:visited-style-name="Visited_20_Internet_20_Link">0</text:a> </text:p>
      <text:p text:style-name="P1">[Acoustic]</text:p>
      <text:p text:style-name="P1">...wait, what? Whateverer powraca do lekkich brzmień? A może to tylko przejściowy epizod. Pursuing Fortune to utwór „zamówiony” przez Rinę… kimkolwiek ta osoba by nie była. Co do samej muzyki, coś było nie tak.</text:p>
      <text:p text:style-name="P1"/>
      <text:p text:style-name="P1">20. Le Soldat Pony – Rescuer (Part V)</text:p>
      <text:p text:style-name="P1"><text:a xlink:type="simple" xlink:href="https://www.youtube.com/watch?v=v8_40j7ueVU&amp;feature=youtu.be" text:style-name="Internet_20_link" text:visited-style-name="Visited_20_Internet_20_Link">https</text:a><text:a xlink:type="simple" xlink:href="https://www.youtube.com/watch?v=v8_40j7ueVU&amp;feature=youtu.be" text:style-name="Internet_20_link" text:visited-style-name="Visited_20_Internet_20_Link">://</text:a><text:a xlink:type="simple" xlink:href="https://www.youtube.com/watch?v=v8_40j7ueVU&amp;feature=youtu.be" text:style-name="Internet_20_link" text:visited-style-name="Visited_20_Internet_20_Link">www</text:a><text:a xlink:type="simple" xlink:href="https://www.youtube.com/watch?v=v8_40j7ueVU&amp;feature=youtu.be" text:style-name="Internet_20_link" text:visited-style-name="Visited_20_Internet_20_Link">.</text:a><text:a xlink:type="simple" xlink:href="https://www.youtube.com/watch?v=v8_40j7ueVU&amp;feature=youtu.be" text:style-name="Internet_20_link" text:visited-style-name="Visited_20_Internet_20_Link">youtube</text:a><text:a xlink:type="simple" xlink:href="https://www.youtube.com/watch?v=v8_40j7ueVU&amp;feature=youtu.be" text:style-name="Internet_20_link" text:visited-style-name="Visited_20_Internet_20_Link">.</text:a><text:a xlink:type="simple" xlink:href="https://www.youtube.com/watch?v=v8_40j7ueVU&amp;feature=youtu.be" text:style-name="Internet_20_link" text:visited-style-name="Visited_20_Internet_20_Link">com</text:a><text:a xlink:type="simple" xlink:href="https://www.youtube.com/watch?v=v8_40j7ueVU&amp;feature=youtu.be" text:style-name="Internet_20_link" text:visited-style-name="Visited_20_Internet_20_Link">/</text:a><text:a xlink:type="simple" xlink:href="https://www.youtube.com/watch?v=v8_40j7ueVU&amp;feature=youtu.be" text:style-name="Internet_20_link" text:visited-style-name="Visited_20_Internet_20_Link">watch</text:a><text:a xlink:type="simple" xlink:href="https://www.youtube.com/watch?v=v8_40j7ueVU&amp;feature=youtu.be" text:style-name="Internet_20_link" text:visited-style-name="Visited_20_Internet_20_Link">?</text:a><text:a xlink:type="simple" xlink:href="https://www.youtube.com/watch?v=v8_40j7ueVU&amp;feature=youtu.be" text:style-name="Internet_20_link" text:visited-style-name="Visited_20_Internet_20_Link">v</text:a><text:a xlink:type="simple" xlink:href="https://www.youtube.com/watch?v=v8_40j7ueVU&amp;feature=youtu.be" text:style-name="Internet_20_link" text:visited-style-name="Visited_20_Internet_20_Link">=</text:a><text:a xlink:type="simple" xlink:href="https://www.youtube.com/watch?v=v8_40j7ueVU&amp;feature=youtu.be" text:style-name="Internet_20_link" text:visited-style-name="Visited_20_Internet_20_Link">v</text:a><text:a xlink:type="simple" xlink:href="https://www.youtube.com/watch?v=v8_40j7ueVU&amp;feature=youtu.be" text:style-name="Internet_20_link" text:visited-style-name="Visited_20_Internet_20_Link">8_40</text:a><text:a xlink:type="simple" xlink:href="https://www.youtube.com/watch?v=v8_40j7ueVU&amp;feature=youtu.be" text:style-name="Internet_20_link" text:visited-style-name="Visited_20_Internet_20_Link">j</text:a><text:a xlink:type="simple" xlink:href="https://www.youtube.com/watch?v=v8_40j7ueVU&amp;feature=youtu.be" text:style-name="Internet_20_link" text:visited-style-name="Visited_20_Internet_20_Link">7</text:a><text:a xlink:type="simple" xlink:href="https://www.youtube.com/watch?v=v8_40j7ueVU&amp;feature=youtu.be" text:style-name="Internet_20_link" text:visited-style-name="Visited_20_Internet_20_Link">ueVU</text:a><text:a xlink:type="simple" xlink:href="https://www.youtube.com/watch?v=v8_40j7ueVU&amp;feature=youtu.be" text:style-name="Internet_20_link" text:visited-style-name="Visited_20_Internet_20_Link">&amp;</text:a><text:a xlink:type="simple" xlink:href="https://www.youtube.com/watch?v=v8_40j7ueVU&amp;feature=youtu.be" text:style-name="Internet_20_link" text:visited-style-name="Visited_20_Internet_20_Link">feature</text:a><text:a xlink:type="simple" xlink:href="https://www.youtube.com/watch?v=v8_40j7ueVU&amp;feature=youtu.be" text:style-name="Internet_20_link" text:visited-style-name="Visited_20_Internet_20_Link">=</text:a><text:a xlink:type="simple" xlink:href="https://www.youtube.com/watch?v=v8_40j7ueVU&amp;feature=youtu.be" text:style-name="Internet_20_link" text:visited-style-name="Visited_20_Internet_20_Link">youtu</text:a><text:a xlink:type="simple" xlink:href="https://www.youtube.com/watch?v=v8_40j7ueVU&amp;feature=youtu.be" text:style-name="Internet_20_link" text:visited-style-name="Visited_20_Internet_20_Link">.</text:a><text:a xlink:type="simple" xlink:href="https://www.youtube.com/watch?v=v8_40j7ueVU&amp;feature=youtu.be" text:style-name="Internet_20_link" text:visited-style-name="Visited_20_Internet_20_Link">be</text:a> </text:p>
      <text:p text:style-name="P1">[Electronic/Acoustic] [Story?]</text:p>
      <text:p text:style-name="P1">Coraz mniej znanych artystów nam przywiewa do przeglądu. Co nie znaczy, że to źle, wręcz przeciwnie! Coś spokojnego do posłuchania w wolnych chwilach.</text:p>
      <text:p text:style-name="P1"/>
      <text:p text:style-name="P1">21. Hackamore – It’ll Be Okay (Cover)</text:p>
      <text:p text:style-name="P1"><text:a xlink:type="simple" xlink:href="https://www.youtube.com/watch?v=aDPKYXozezE" text:style-name="Internet_20_link" text:visited-style-name="Visited_20_Internet_20_Link">https</text:a><text:a xlink:type="simple" xlink:href="https://www.youtube.com/watch?v=aDPKYXozezE" text:style-name="Internet_20_link" text:visited-style-name="Visited_20_Internet_20_Link">://</text:a><text:a xlink:type="simple" xlink:href="https://www.youtube.com/watch?v=aDPKYXozezE" text:style-name="Internet_20_link" text:visited-style-name="Visited_20_Internet_20_Link">www</text:a><text:a xlink:type="simple" xlink:href="https://www.youtube.com/watch?v=aDPKYXozezE" text:style-name="Internet_20_link" text:visited-style-name="Visited_20_Internet_20_Link">.</text:a><text:a xlink:type="simple" xlink:href="https://www.youtube.com/watch?v=aDPKYXozezE" text:style-name="Internet_20_link" text:visited-style-name="Visited_20_Internet_20_Link">youtube</text:a><text:a xlink:type="simple" xlink:href="https://www.youtube.com/watch?v=aDPKYXozezE" text:style-name="Internet_20_link" text:visited-style-name="Visited_20_Internet_20_Link">.</text:a><text:a xlink:type="simple" xlink:href="https://www.youtube.com/watch?v=aDPKYXozezE" text:style-name="Internet_20_link" text:visited-style-name="Visited_20_Internet_20_Link">com</text:a><text:a xlink:type="simple" xlink:href="https://www.youtube.com/watch?v=aDPKYXozezE" text:style-name="Internet_20_link" text:visited-style-name="Visited_20_Internet_20_Link">/</text:a><text:a xlink:type="simple" xlink:href="https://www.youtube.com/watch?v=aDPKYXozezE" text:style-name="Internet_20_link" text:visited-style-name="Visited_20_Internet_20_Link">watch</text:a><text:a xlink:type="simple" xlink:href="https://www.youtube.com/watch?v=aDPKYXozezE" text:style-name="Internet_20_link" text:visited-style-name="Visited_20_Internet_20_Link">?</text:a><text:a xlink:type="simple" xlink:href="https://www.youtube.com/watch?v=aDPKYXozezE" text:style-name="Internet_20_link" text:visited-style-name="Visited_20_Internet_20_Link">v</text:a><text:a xlink:type="simple" xlink:href="https://www.youtube.com/watch?v=aDPKYXozezE" text:style-name="Internet_20_link" text:visited-style-name="Visited_20_Internet_20_Link">=</text:a><text:a xlink:type="simple" xlink:href="https://www.youtube.com/watch?v=aDPKYXozezE" text:style-name="Internet_20_link" text:visited-style-name="Visited_20_Internet_20_Link">aDPKYXozezE</text:a> </text:p>
      <text:p text:style-name="P1">[One Hour Long] [Ambient?]</text:p>
      <text:p text:style-name="P1">Nie mam bladego pojęcia, co to jest. Oryginalna piosenka miała dwie i pół minuty długości; to brzmi jakby była to ta sama piosenka, tylko że jakoś tysiąc razy wolniej. W sumie się nie znam, artysta całkiem niedawno się pojawił i już uderza kontrowersją. Może wam będzie chciało się słuchać tego do końca, ja dałem sobie spokój po 9 minutach.</text:p>
      <text:p text:style-name="P1"/>
      <text:p text:style-name="P1">To tyle w tej wersji przeglądu muzycznego. Po więcej zapraszam za ponad miesiąc!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5-04-10T02:23:32.634000000</dc:date>
    <meta:editing-duration>PT14H43M12S</meta:editing-duration>
    <meta:document-statistic meta:table-count="0" meta:image-count="0" meta:object-count="0" meta:page-count="4" meta:paragraph-count="91" meta:word-count="940" meta:character-count="7510" meta:non-whitespace-character-count="6612"/>
  </office:meta>
</office:document-meta>
</file>